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2849000" calcext:value-type="float">
            <text:p>2849000</text:p>
          </table:table-cell>
          <table:table-cell office:value-type="float" office:value="646000" calcext:value-type="float">
            <text:p>646000</text:p>
          </table:table-cell>
          <table:table-cell office:value-type="float" office:value="279000" calcext:value-type="float">
            <text:p>279000</text:p>
          </table:table-cell>
          <table:table-cell office:value-type="float" office:value="1207000" calcext:value-type="float">
            <text:p>1207000</text:p>
          </table:table-cell>
          <table:table-cell office:value-type="float" office:value="61000" calcext:value-type="float">
            <text:p>610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629000" calcext:value-type="float">
            <text:p>629000</text:p>
          </table:table-cell>
          <table:table-cell office:value-type="float" office:value="399000" calcext:value-type="float">
            <text:p>399000</text:p>
          </table:table-cell>
          <table:table-cell office:value-type="float" office:value="2018000" calcext:value-type="float">
            <text:p>2018000</text:p>
          </table:table-cell>
          <table:table-cell office:value-type="float" office:value="127000" calcext:value-type="float">
            <text:p>127000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4023000" calcext:value-type="float">
            <text:p>4023000</text:p>
          </table:table-cell>
        </table:table-row>
        <table:table-row table:style-name="ro1">
          <table:table-cell/>
          <table:table-cell office:value-type="float" office:value="316000" calcext:value-type="float">
            <text:p>316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167000" calcext:value-type="float">
            <text:p>167000</text:p>
          </table:table-cell>
          <table:table-cell office:value-type="float" office:value="451000" calcext:value-type="float">
            <text:p>451000</text:p>
          </table:table-cell>
          <table:table-cell office:value-type="float" office:value="483000" calcext:value-type="float">
            <text:p>483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1165000" calcext:value-type="float">
            <text:p>1165000</text:p>
          </table:table-cell>
          <table:table-cell office:value-type="float" office:value="404000" calcext:value-type="float">
            <text:p>404000</text:p>
          </table:table-cell>
          <table:table-cell office:value-type="float" office:value="3341000" calcext:value-type="float">
            <text:p>3341000</text:p>
          </table:table-cell>
          <table:table-cell office:value-type="float" office:value="2929000" calcext:value-type="float">
            <text:p>2929000</text:p>
          </table:table-cell>
        </table:table-row>
        <table:table-row table:style-name="ro1">
          <table:table-cell/>
          <table:table-cell office:value-type="float" office:value="1257000" calcext:value-type="float">
            <text:p>1257000</text:p>
          </table:table-cell>
          <table:table-cell office:value-type="float" office:value="1532000" calcext:value-type="float">
            <text:p>1532000</text:p>
          </table:table-cell>
          <table:table-cell office:value-type="float" office:value="602000" calcext:value-type="float">
            <text:p>602000</text:p>
          </table:table-cell>
          <table:table-cell office:value-type="float" office:value="660000" calcext:value-type="float">
            <text:p>66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79000" calcext:value-type="float">
            <text:p>679000</text:p>
          </table:table-cell>
          <table:table-cell office:value-type="float" office:value="191000" calcext:value-type="float">
            <text:p>191000</text:p>
          </table:table-cell>
          <table:table-cell office:value-type="float" office:value="194000" calcext:value-type="float">
            <text:p>1940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1811000" calcext:value-type="float">
            <text:p>1811000</text:p>
          </table:table-cell>
        </table:table-row>
        <table:table-row table:style-name="ro1">
          <table:table-cell/>
          <table:table-cell office:value-type="float" office:value="1145000" calcext:value-type="float">
            <text:p>1145000</text:p>
          </table:table-cell>
          <table:table-cell office:value-type="float" office:value="563000" calcext:value-type="float">
            <text:p>563000</text:p>
          </table:table-cell>
          <table:table-cell office:value-type="float" office:value="286000" calcext:value-type="float">
            <text:p>286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168000" calcext:value-type="float">
            <text:p>168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738000" calcext:value-type="float">
            <text:p>738000</text:p>
          </table:table-cell>
          <table:table-cell office:value-type="float" office:value="932000" calcext:value-type="float">
            <text:p>932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2782000" calcext:value-type="float">
            <text:p>2782000</text:p>
          </table:table-cell>
          <table:table-cell office:value-type="float" office:value="6132000" calcext:value-type="float">
            <text:p>6132000</text:p>
          </table:table-cell>
        </table:table-row>
        <table:table-row table:style-name="ro1">
          <table:table-cell/>
          <table:table-cell office:value-type="float" office:value="1181000" calcext:value-type="float">
            <text:p>1181000</text:p>
          </table:table-cell>
          <table:table-cell office:value-type="float" office:value="291000" calcext:value-type="float">
            <text:p>291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810000" calcext:value-type="float">
            <text:p>810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164000" calcext:value-type="float">
            <text:p>1164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624000" calcext:value-type="float">
            <text:p>624000</text:p>
          </table:table-cell>
          <table:table-cell office:value-type="float" office:value="581000" calcext:value-type="float">
            <text:p>581000</text:p>
          </table:table-cell>
          <table:table-cell office:value-type="float" office:value="361000" calcext:value-type="float">
            <text:p>361000</text:p>
          </table:table-cell>
          <table:table-cell office:value-type="float" office:value="141000" calcext:value-type="float">
            <text:p>141000</text:p>
          </table:table-cell>
        </table:table-row>
        <table:table-row table:style-name="ro1">
          <table:table-cell/>
          <table:table-cell office:value-type="float" office:value="1273000" calcext:value-type="float">
            <text:p>12730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510000" calcext:value-type="float">
            <text:p>510000</text:p>
          </table:table-cell>
          <table:table-cell office:value-type="float" office:value="516000" calcext:value-type="float">
            <text:p>516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484000" calcext:value-type="float">
            <text:p>484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426000" calcext:value-type="float">
            <text:p>426000</text:p>
          </table:table-cell>
          <table:table-cell office:value-type="float" office:value="341000" calcext:value-type="float">
            <text:p>341000</text:p>
          </table:table-cell>
          <table:table-cell office:value-type="float" office:value="1906000" calcext:value-type="float">
            <text:p>1906000</text:p>
          </table:table-cell>
          <table:table-cell office:value-type="float" office:value="932000" calcext:value-type="float">
            <text:p>932000</text:p>
          </table:table-cell>
          <table:table-cell office:value-type="float" office:value="2165000" calcext:value-type="float">
            <text:p>2165000</text:p>
          </table:table-cell>
        </table:table-row>
        <table:table-row table:style-name="ro1">
          <table:table-cell/>
          <table:table-cell office:value-type="float" office:value="1858000" calcext:value-type="float">
            <text:p>1858000</text:p>
          </table:table-cell>
          <table:table-cell office:value-type="float" office:value="613000" calcext:value-type="float">
            <text:p>613000</text:p>
          </table:table-cell>
          <table:table-cell office:value-type="float" office:value="1164000" calcext:value-type="float">
            <text:p>1164000</text:p>
          </table:table-cell>
          <table:table-cell office:value-type="float" office:value="507000" calcext:value-type="float">
            <text:p>507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2000" calcext:value-type="float">
            <text:p>22000</text:p>
          </table:table-cell>
          <table:table-cell office:value-type="float" office:value="636000" calcext:value-type="float">
            <text:p>636000</text:p>
          </table:table-cell>
          <table:table-cell office:value-type="float" office:value="394000" calcext:value-type="float">
            <text:p>394000</text:p>
          </table:table-cell>
          <table:table-cell office:value-type="float" office:value="2606000" calcext:value-type="float">
            <text:p>2606000</text:p>
          </table:table-cell>
          <table:table-cell office:value-type="float" office:value="2489000" calcext:value-type="float">
            <text:p>2489000</text:p>
          </table:table-cell>
          <table:table-cell office:value-type="float" office:value="573000" calcext:value-type="float">
            <text:p>573000</text:p>
          </table:table-cell>
        </table:table-row>
        <table:table-row table:style-name="ro1">
          <table:table-cell/>
          <table:table-cell office:value-type="float" office:value="3313000" calcext:value-type="float">
            <text:p>3313000</text:p>
          </table:table-cell>
          <table:table-cell office:value-type="float" office:value="607000" calcext:value-type="float">
            <text:p>607000</text:p>
          </table:table-cell>
          <table:table-cell office:value-type="float" office:value="651000" calcext:value-type="float">
            <text:p>651000</text:p>
          </table:table-cell>
          <table:table-cell office:value-type="float" office:value="34000" calcext:value-type="float">
            <text:p>34000</text:p>
          </table:table-cell>
          <table:table-cell office:value-type="float" office:value="738000" calcext:value-type="float">
            <text:p>738000</text:p>
          </table:table-cell>
          <table:table-cell office:value-type="float" office:value="196000" calcext:value-type="float">
            <text:p>196000</text:p>
          </table:table-cell>
          <table:table-cell office:value-type="float" office:value="477000" calcext:value-type="float">
            <text:p>477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8000" calcext:value-type="float">
            <text:p>608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1030000" calcext:value-type="float">
            <text:p>1030000</text:p>
          </table:table-cell>
        </table:table-row>
        <table:table-row table:style-name="ro1">
          <table:table-cell/>
          <table:table-cell office:value-type="float" office:value="7014000" calcext:value-type="float">
            <text:p>7014000</text:p>
          </table:table-cell>
          <table:table-cell office:value-type="float" office:value="1001000" calcext:value-type="float">
            <text:p>1001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35000" calcext:value-type="float">
            <text:p>1035000</text:p>
          </table:table-cell>
          <table:table-cell office:value-type="float" office:value="1502000" calcext:value-type="float">
            <text:p>1502000</text:p>
          </table:table-cell>
          <table:table-cell office:value-type="float" office:value="476000" calcext:value-type="float">
            <text:p>476000</text:p>
          </table:table-cell>
          <table:table-cell office:value-type="float" office:value="78000" calcext:value-type="float">
            <text:p>78000</text:p>
          </table:table-cell>
          <table:table-cell office:value-type="float" office:value="982000" calcext:value-type="float">
            <text:p>9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690000" calcext:value-type="float">
            <text:p>690000</text:p>
          </table:table-cell>
          <table:table-cell office:value-type="float" office:value="854000" calcext:value-type="float">
            <text:p>854000</text:p>
          </table:table-cell>
          <table:table-cell office:value-type="float" office:value="3705000" calcext:value-type="float">
            <text:p>3705000</text:p>
          </table:table-cell>
        </table:table-row>
        <table:table-row table:style-name="ro1">
          <table:table-cell/>
          <table:table-cell office:value-type="float" office:value="745000" calcext:value-type="float">
            <text:p>74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57000" calcext:value-type="float">
            <text:p>57000</text:p>
          </table:table-cell>
          <table:table-cell office:value-type="float" office:value="37000" calcext:value-type="float">
            <text:p>37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495000" calcext:value-type="float">
            <text:p>495000</text:p>
          </table:table-cell>
          <table:table-cell office:value-type="float" office:value="221000" calcext:value-type="float">
            <text:p>221000</text:p>
          </table:table-cell>
          <table:table-cell office:value-type="float" office:value="763000" calcext:value-type="float">
            <text:p>763000</text:p>
          </table:table-cell>
          <table:table-cell office:value-type="float" office:value="560000" calcext:value-type="float">
            <text:p>560000</text:p>
          </table:table-cell>
          <table:table-cell office:value-type="float" office:value="756000" calcext:value-type="float">
            <text:p>756000</text:p>
          </table:table-cell>
        </table:table-row>
        <table:table-row table:style-name="ro1">
          <table:table-cell/>
          <table:table-cell office:value-type="float" office:value="1077000" calcext:value-type="float">
            <text:p>1077000</text:p>
          </table:table-cell>
          <table:table-cell office:value-type="float" office:value="607000" calcext:value-type="float">
            <text:p>607000</text:p>
          </table:table-cell>
          <table:table-cell office:value-type="float" office:value="610000" calcext:value-type="float">
            <text:p>610000</text:p>
          </table:table-cell>
          <table:table-cell office:value-type="float" office:value="1581000" calcext:value-type="float">
            <text:p>1581000</text:p>
          </table:table-cell>
          <table:table-cell office:value-type="float" office:value="1241000" calcext:value-type="float">
            <text:p>1241000</text:p>
          </table:table-cell>
          <table:table-cell office:value-type="float" office:value="757000" calcext:value-type="float">
            <text:p>757000</text:p>
          </table:table-cell>
          <table:table-cell office:value-type="float" office:value="334000" calcext:value-type="float">
            <text:p>334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6000" calcext:value-type="float">
            <text:p>246000</text:p>
          </table:table-cell>
          <table:table-cell office:value-type="float" office:value="84000" calcext:value-type="float">
            <text:p>84000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1469000" calcext:value-type="float">
            <text:p>1469000</text:p>
          </table:table-cell>
        </table:table-row>
        <table:table-row table:style-name="ro1">
          <table:table-cell/>
          <table:table-cell office:value-type="float" office:value="534000" calcext:value-type="float">
            <text:p>534000</text:p>
          </table:table-cell>
          <table:table-cell office:value-type="float" office:value="46000" calcext:value-type="float">
            <text:p>46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417000" calcext:value-type="float">
            <text:p>417000</text:p>
          </table:table-cell>
          <table:table-cell office:value-type="float" office:value="1388000" calcext:value-type="float">
            <text:p>1388000</text:p>
          </table:table-cell>
          <table:table-cell office:value-type="float" office:value="827000" calcext:value-type="float">
            <text:p>827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16409000" calcext:value-type="float">
            <text:p>16409000</text:p>
          </table:table-cell>
        </table:table-row>
        <table:table-row table:style-name="ro1">
          <table:table-cell/>
          <table:table-cell office:value-type="float" office:value="359000" calcext:value-type="float">
            <text:p>359000</text:p>
          </table:table-cell>
          <table:table-cell office:value-type="float" office:value="127000" calcext:value-type="float">
            <text:p>127000</text:p>
          </table:table-cell>
          <table:table-cell office:value-type="float" office:value="407000" calcext:value-type="float">
            <text:p>407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71000" calcext:value-type="float">
            <text:p>71000</text:p>
          </table:table-cell>
          <table:table-cell office:value-type="float" office:value="604000" calcext:value-type="float">
            <text:p>604000</text:p>
          </table:table-cell>
          <table:table-cell office:value-type="float" office:value="304000" calcext:value-type="float">
            <text:p>304000</text:p>
          </table:table-cell>
          <table:table-cell office:value-type="float" office:value="596000" calcext:value-type="float">
            <text:p>596000</text:p>
          </table:table-cell>
          <table:table-cell office:value-type="float" office:value="1464000" calcext:value-type="float">
            <text:p>1464000</text:p>
          </table:table-cell>
          <table:table-cell office:value-type="float" office:value="51000" calcext:value-type="float">
            <text:p>51000</text:p>
          </table:table-cell>
          <table:table-cell office:value-type="float" office:value="291000" calcext:value-type="float">
            <text:p>291000</text:p>
          </table:table-cell>
          <table:table-cell office:value-type="float" office:value="4628000" calcext:value-type="float">
            <text:p>4628000</text:p>
          </table:table-cell>
        </table:table-row>
        <table:table-row table:style-name="ro1">
          <table:table-cell/>
          <table:table-cell office:value-type="float" office:value="1813000" calcext:value-type="float">
            <text:p>1813000</text:p>
          </table:table-cell>
          <table:table-cell office:value-type="float" office:value="549000" calcext:value-type="float">
            <text:p>549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738000" calcext:value-type="float">
            <text:p>738000</text:p>
          </table:table-cell>
          <table:table-cell office:value-type="float" office:value="149000" calcext:value-type="float">
            <text:p>149000</text:p>
          </table:table-cell>
          <table:table-cell office:value-type="float" office:value="286000" calcext:value-type="float">
            <text:p>286000</text:p>
          </table:table-cell>
          <table:table-cell office:value-type="float" office:value="547000" calcext:value-type="float">
            <text:p>547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1334000" calcext:value-type="float">
            <text:p>1334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3000" calcext:value-type="float">
            <text:p>9203000</text:p>
          </table:table-cell>
        </table:table-row>
        <table:table-row table:style-name="ro1">
          <table:table-cell/>
          <table:table-cell office:value-type="float" office:value="1102000" calcext:value-type="float">
            <text:p>1102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426000" calcext:value-type="float">
            <text:p>426000</text:p>
          </table:table-cell>
          <table:table-cell office:value-type="float" office:value="632000" calcext:value-type="float">
            <text:p>632000</text:p>
          </table:table-cell>
          <table:table-cell office:value-type="float" office:value="75000" calcext:value-type="float">
            <text:p>75000</text:p>
          </table:table-cell>
          <table:table-cell office:value-type="float" office:value="522000" calcext:value-type="float">
            <text:p>522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01000" calcext:value-type="float">
            <text:p>501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2444000" calcext:value-type="float">
            <text:p>2444000</text:p>
          </table:table-cell>
        </table:table-row>
        <table:table-row table:style-name="ro1">
          <table:table-cell/>
          <table:table-cell office:value-type="float" office:value="1085000" calcext:value-type="float">
            <text:p>1085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228000" calcext:value-type="float">
            <text:p>228000</text:p>
          </table:table-cell>
          <table:table-cell office:value-type="float" office:value="9000" calcext:value-type="float">
            <text:p>9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13000" calcext:value-type="float">
            <text:p>1413000</text:p>
          </table:table-cell>
          <table:table-cell office:value-type="float" office:value="548000" calcext:value-type="float">
            <text:p>548000</text:p>
          </table:table-cell>
          <table:table-cell office:value-type="float" office:value="68000" calcext:value-type="float">
            <text:p>68000</text:p>
          </table:table-cell>
          <table:table-cell office:value-type="float" office:value="803000" calcext:value-type="float">
            <text:p>803000</text:p>
          </table:table-cell>
          <table:table-cell office:value-type="float" office:value="1076000" calcext:value-type="float">
            <text:p>1076000</text:p>
          </table:table-cell>
        </table:table-row>
        <table:table-row table:style-name="ro1">
          <table:table-cell/>
          <table:table-cell office:value-type="float" office:value="113000" calcext:value-type="float">
            <text:p>113000</text:p>
          </table:table-cell>
          <table:table-cell office:value-type="float" office:value="324000" calcext:value-type="float">
            <text:p>324000</text:p>
          </table:table-cell>
          <table:table-cell office:value-type="float" office:value="61000" calcext:value-type="float">
            <text:p>61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" calcext:value-type="float">
            <text:p>5000</text:p>
          </table:table-cell>
          <table:table-cell office:value-type="float" office:value="326000" calcext:value-type="float">
            <text:p>326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253000" calcext:value-type="float">
            <text:p>253000</text:p>
          </table:table-cell>
          <table:table-cell office:value-type="float" office:value="576000" calcext:value-type="float">
            <text:p>576000</text:p>
          </table:table-cell>
          <table:table-cell office:value-type="float" office:value="1849000" calcext:value-type="float">
            <text:p>1849000</text:p>
          </table:table-cell>
          <table:table-cell office:value-type="float" office:value="620000" calcext:value-type="float">
            <text:p>620000</text:p>
          </table:table-cell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457000" calcext:value-type="float">
            <text:p>457000</text:p>
          </table:table-cell>
          <table:table-cell office:value-type="float" office:value="349000" calcext:value-type="float">
            <text:p>349000</text:p>
          </table:table-cell>
          <table:table-cell office:value-type="float" office:value="427000" calcext:value-type="float">
            <text:p>427000</text:p>
          </table:table-cell>
          <table:table-cell office:value-type="float" office:value="786000" calcext:value-type="float">
            <text:p>786000</text:p>
          </table:table-cell>
          <table:table-cell office:value-type="float" office:value="518000" calcext:value-type="float">
            <text:p>518000</text:p>
          </table:table-cell>
          <table:table-cell office:value-type="float" office:value="17000" calcext:value-type="float">
            <text:p>17000</text:p>
          </table:table-cell>
          <table:table-cell office:value-type="float" office:value="59000" calcext:value-type="float">
            <text:p>59000</text:p>
          </table:table-cell>
          <table:table-cell office:value-type="float" office:value="1372000" calcext:value-type="float">
            <text:p>1372000</text:p>
          </table:table-cell>
          <table:table-cell office:value-type="float" office:value="7472000" calcext:value-type="float">
            <text:p>7472000</text:p>
          </table:table-cell>
        </table:table-row>
        <table:table-row table:style-name="ro1">
          <table:table-cell/>
          <table:table-cell office:value-type="float" office:value="2566000" calcext:value-type="float">
            <text:p>2566000</text:p>
          </table:table-cell>
          <table:table-cell office:value-type="float" office:value="18000" calcext:value-type="float">
            <text:p>18000</text:p>
          </table:table-cell>
          <table:table-cell office:value-type="float" office:value="326000" calcext:value-type="float">
            <text:p>326000</text:p>
          </table:table-cell>
          <table:table-cell office:value-type="float" office:value="967000" calcext:value-type="float">
            <text:p>967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2035000" calcext:value-type="float">
            <text:p>2035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593000" calcext:value-type="float">
            <text:p>593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288000" calcext:value-type="float">
            <text:p>288000</text:p>
          </table:table-cell>
        </table:table-row>
        <table:table-row table:style-name="ro1">
          <table:table-cell/>
          <table:table-cell office:value-type="float" office:value="871000" calcext:value-type="float">
            <text:p>871000</text:p>
          </table:table-cell>
          <table:table-cell office:value-type="float" office:value="454000" calcext:value-type="float">
            <text:p>454000</text:p>
          </table:table-cell>
          <table:table-cell office:value-type="float" office:value="1036000" calcext:value-type="float">
            <text:p>1036000</text:p>
          </table:table-cell>
          <table:table-cell office:value-type="float" office:value="1118000" calcext:value-type="float">
            <text:p>1118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55000" calcext:value-type="float">
            <text:p>55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39000" calcext:value-type="float">
            <text:p>639000</text:p>
          </table:table-cell>
          <table:table-cell office:value-type="float" office:value="133000" calcext:value-type="float">
            <text:p>133000</text:p>
          </table:table-cell>
          <table:table-cell office:value-type="float" office:value="332000" calcext:value-type="float">
            <text:p>332000</text:p>
          </table:table-cell>
          <table:table-cell office:value-type="float" office:value="1156000" calcext:value-type="float">
            <text:p>1156000</text:p>
          </table:table-cell>
        </table:table-row>
        <table:table-row table:style-name="ro1">
          <table:table-cell/>
          <table:table-cell office:value-type="float" office:value="499000" calcext:value-type="float">
            <text:p>499000</text:p>
          </table:table-cell>
          <table:table-cell office:value-type="float" office:value="731000" calcext:value-type="float">
            <text:p>731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281000" calcext:value-type="float">
            <text:p>281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30000" calcext:value-type="float">
            <text:p>830000</text:p>
          </table:table-cell>
          <table:table-cell office:value-type="float" office:value="587000" calcext:value-type="float">
            <text:p>587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1963000" calcext:value-type="float">
            <text:p>1963000</text:p>
          </table:table-cell>
          <table:table-cell office:value-type="float" office:value="684000" calcext:value-type="float">
            <text:p>684000</text:p>
          </table:table-cell>
        </table:table-row>
        <table:table-row table:style-name="ro1">
          <table:table-cell/>
          <table:table-cell office:value-type="float" office:value="4770000" calcext:value-type="float">
            <text:p>4770000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718000" calcext:value-type="float">
            <text:p>718000</text:p>
          </table:table-cell>
          <table:table-cell office:value-type="float" office:value="301000" calcext:value-type="float">
            <text:p>301000</text:p>
          </table:table-cell>
          <table:table-cell office:value-type="float" office:value="760000" calcext:value-type="float">
            <text:p>760000</text:p>
          </table:table-cell>
          <table:table-cell office:value-type="float" office:value="751000" calcext:value-type="float">
            <text:p>751000</text:p>
          </table:table-cell>
          <table:table-cell office:value-type="float" office:value="938000" calcext:value-type="float">
            <text:p>938000</text:p>
          </table:table-cell>
          <table:table-cell office:value-type="float" office:value="286000" calcext:value-type="float">
            <text:p>286000</text:p>
          </table:table-cell>
          <table:table-cell office:value-type="float" office:value="278000" calcext:value-type="float">
            <text:p>278000</text:p>
          </table:table-cell>
          <table:table-cell office:value-type="float" office:value="647000" calcext:value-type="float">
            <text:p>647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7279000" calcext:value-type="float">
            <text:p>7279000</text:p>
          </table:table-cell>
        </table:table-row>
        <table:table-row table:style-name="ro1">
          <table:table-cell/>
          <table:table-cell office:value-type="float" office:value="6646000" calcext:value-type="float">
            <text:p>6646000</text:p>
          </table:table-cell>
          <table:table-cell office:value-type="float" office:value="121000" calcext:value-type="float">
            <text:p>121000</text:p>
          </table:table-cell>
          <table:table-cell office:value-type="float" office:value="499000" calcext:value-type="float">
            <text:p>499000</text:p>
          </table:table-cell>
          <table:table-cell office:value-type="float" office:value="1322000" calcext:value-type="float">
            <text:p>1322000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1181000" calcext:value-type="float">
            <text:p>1181000</text:p>
          </table:table-cell>
          <table:table-cell office:value-type="float" office:value="361000" calcext:value-type="float">
            <text:p>361000</text:p>
          </table:table-cell>
          <table:table-cell office:value-type="float" office:value="369000" calcext:value-type="float">
            <text:p>369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358000" calcext:value-type="float">
            <text:p>358000</text:p>
          </table:table-cell>
          <table:table-cell office:value-type="float" office:value="55000" calcext:value-type="float">
            <text:p>55000</text:p>
          </table:table-cell>
          <table:table-cell office:value-type="float" office:value="1667000" calcext:value-type="float">
            <text:p>1667000</text:p>
          </table:table-cell>
        </table:table-row>
        <table:table-row table:style-name="ro1">
          <table:table-cell/>
          <table:table-cell office:value-type="float" office:value="1376000" calcext:value-type="float">
            <text:p>1376000</text:p>
          </table:table-cell>
          <table:table-cell office:value-type="float" office:value="112000" calcext:value-type="float">
            <text:p>112000</text:p>
          </table:table-cell>
          <table:table-cell table:number-columns-repeated="2" office:value-type="float" office:value="430000" calcext:value-type="float">
            <text:p>430000</text:p>
          </table:table-cell>
          <table:table-cell office:value-type="float" office:value="403000" calcext:value-type="float">
            <text:p>403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647000" calcext:value-type="float">
            <text:p>647000</text:p>
          </table:table-cell>
          <table:table-cell office:value-type="float" office:value="853000" calcext:value-type="float">
            <text:p>853000</text:p>
          </table:table-cell>
          <table:table-cell office:value-type="float" office:value="693000" calcext:value-type="float">
            <text:p>693000</text:p>
          </table:table-cell>
          <table:table-cell office:value-type="float" office:value="22000" calcext:value-type="float">
            <text:p>22000</text:p>
          </table:table-cell>
          <table:table-cell office:value-type="float" office:value="1109000" calcext:value-type="float">
            <text:p>1109000</text:p>
          </table:table-cell>
          <table:table-cell office:value-type="float" office:value="2792000" calcext:value-type="float">
            <text:p>2792000</text:p>
          </table:table-cell>
        </table:table-row>
        <table:table-row table:style-name="ro1">
          <table:table-cell/>
          <table:table-cell office:value-type="float" office:value="759000" calcext:value-type="float">
            <text:p>759000</text:p>
          </table:table-cell>
          <table:table-cell office:value-type="float" office:value="755000" calcext:value-type="float">
            <text:p>755000</text:p>
          </table:table-cell>
          <table:table-cell office:value-type="float" office:value="643000" calcext:value-type="float">
            <text:p>643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528000" calcext:value-type="float">
            <text:p>528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334000" calcext:value-type="float">
            <text:p>334000</text:p>
          </table:table-cell>
          <table:table-cell office:value-type="float" office:value="529000" calcext:value-type="float">
            <text:p>529000</text:p>
          </table:table-cell>
          <table:table-cell office:value-type="float" office:value="449000" calcext:value-type="float">
            <text:p>449000</text:p>
          </table:table-cell>
          <table:table-cell office:value-type="float" office:value="326000" calcext:value-type="float">
            <text:p>326000</text:p>
          </table:table-cell>
        </table:table-row>
        <table:table-row table:style-name="ro1">
          <table:table-cell/>
          <table:table-cell office:value-type="float" office:value="745000" calcext:value-type="float">
            <text:p>745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38000" calcext:value-type="float">
            <text:p>3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589000" calcext:value-type="float">
            <text:p>589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74000" calcext:value-type="float">
            <text:p>274000</text:p>
          </table:table-cell>
          <table:table-cell office:value-type="float" office:value="1161000" calcext:value-type="float">
            <text:p>1161000</text:p>
          </table:table-cell>
          <table:table-cell office:value-type="float" office:value="796000" calcext:value-type="float">
            <text:p>7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651000" calcext:value-type="float">
            <text:p>651000</text:p>
          </table:table-cell>
          <table:table-cell office:value-type="float" office:value="3737000" calcext:value-type="float">
            <text:p>3737000</text:p>
          </table:table-cell>
        </table:table-row>
        <table:table-row table:style-name="ro1">
          <table:table-cell/>
          <table:table-cell office:value-type="float" office:value="331000" calcext:value-type="float">
            <text:p>331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874000" calcext:value-type="float">
            <text:p>8740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6000" calcext:value-type="float">
            <text:p>6000</text:p>
          </table:table-cell>
          <table:table-cell office:value-type="float" office:value="284000" calcext:value-type="float">
            <text:p>284000</text:p>
          </table:table-cell>
          <table:table-cell office:value-type="float" office:value="818000" calcext:value-type="float">
            <text:p>818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27000" calcext:value-type="float">
            <text:p>1527000</text:p>
          </table:table-cell>
        </table:table-row>
        <table:table-row table:style-name="ro1">
          <table:table-cell/>
          <table:table-cell office:value-type="float" office:value="6106000" calcext:value-type="float">
            <text:p>6106000</text:p>
          </table:table-cell>
          <table:table-cell office:value-type="float" office:value="3146000" calcext:value-type="float">
            <text:p>3146000</text:p>
          </table:table-cell>
          <table:table-cell office:value-type="float" office:value="736000" calcext:value-type="float">
            <text:p>736000</text:p>
          </table:table-cell>
          <table:table-cell office:value-type="float" office:value="90000" calcext:value-type="float">
            <text:p>90000</text:p>
          </table:table-cell>
          <table:table-cell office:value-type="float" office:value="754000" calcext:value-type="float">
            <text:p>754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987000" calcext:value-type="float">
            <text:p>987000</text:p>
          </table:table-cell>
          <table:table-cell office:value-type="float" office:value="1871000" calcext:value-type="float">
            <text:p>187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198000" calcext:value-type="float">
            <text:p>1198000</text:p>
          </table:table-cell>
        </table:table-row>
        <table:table-row table:style-name="ro1">
          <table:table-cell/>
          <table:table-cell office:value-type="float" office:value="3151000" calcext:value-type="float">
            <text:p>3151000</text:p>
          </table:table-cell>
          <table:table-cell office:value-type="float" office:value="345000" calcext:value-type="float">
            <text:p>345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1000" calcext:value-type="float">
            <text:p>441000</text:p>
          </table:table-cell>
          <table:table-cell office:value-type="float" office:value="499000" calcext:value-type="float">
            <text:p>499000</text:p>
          </table:table-cell>
          <table:table-cell office:value-type="float" office:value="345000" calcext:value-type="float">
            <text:p>345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376000" calcext:value-type="float">
            <text:p>376000</text:p>
          </table:table-cell>
          <table:table-cell office:value-type="float" office:value="668000" calcext:value-type="float">
            <text:p>668000</text:p>
          </table:table-cell>
          <table:table-cell office:value-type="float" office:value="3271000" calcext:value-type="float">
            <text:p>3271000</text:p>
          </table:table-cell>
        </table:table-row>
        <table:table-row table:style-name="ro1">
          <table:table-cell/>
          <table:table-cell office:value-type="float" office:value="3014000" calcext:value-type="float">
            <text:p>3014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487000" calcext:value-type="float">
            <text:p>487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82000" calcext:value-type="float">
            <text:p>82000</text:p>
          </table:table-cell>
          <table:table-cell office:value-type="float" office:value="9000" calcext:value-type="float">
            <text:p>9000</text:p>
          </table:table-cell>
          <table:table-cell office:value-type="float" office:value="908000" calcext:value-type="float">
            <text:p>908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434000" calcext:value-type="float">
            <text:p>434000</text:p>
          </table:table-cell>
          <table:table-cell office:value-type="float" office:value="2572000" calcext:value-type="float">
            <text:p>2572000</text:p>
          </table:table-cell>
        </table:table-row>
        <table:table-row table:style-name="ro1">
          <table:table-cell/>
          <table:table-cell office:value-type="float" office:value="1280000" calcext:value-type="float">
            <text:p>1280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204000" calcext:value-type="float">
            <text:p>204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799000" calcext:value-type="float">
            <text:p>1799000</text:p>
          </table:table-cell>
          <table:table-cell office:value-type="float" office:value="438000" calcext:value-type="float">
            <text:p>438000</text:p>
          </table:table-cell>
          <table:table-cell office:value-type="float" office:value="873000" calcext:value-type="float">
            <text:p>873000</text:p>
          </table:table-cell>
          <table:table-cell office:value-type="float" office:value="528000" calcext:value-type="float">
            <text:p>528000</text:p>
          </table:table-cell>
          <table:table-cell office:value-type="float" office:value="86000" calcext:value-type="float">
            <text:p>8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231000" calcext:value-type="float">
            <text:p>231000</text:p>
          </table:table-cell>
        </table:table-row>
        <table:table-row table:style-name="ro1">
          <table:table-cell/>
          <table:table-cell office:value-type="float" office:value="5125000" calcext:value-type="float">
            <text:p>5125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458000" calcext:value-type="float">
            <text:p>458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1002000" calcext:value-type="float">
            <text:p>1002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806000" calcext:value-type="float">
            <text:p>806000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81000" calcext:value-type="float">
            <text:p>81000</text:p>
          </table:table-cell>
          <table:table-cell office:value-type="float" office:value="557000" calcext:value-type="float">
            <text:p>557000</text:p>
          </table:table-cell>
          <table:table-cell office:value-type="float" office:value="3024000" calcext:value-type="float">
            <text:p>3024000</text:p>
          </table:table-cell>
        </table:table-row>
        <table:table-row table:style-name="ro1">
          <table:table-cell/>
          <table:table-cell office:value-type="float" office:value="1162000" calcext:value-type="float">
            <text:p>1162000</text:p>
          </table:table-cell>
          <table:table-cell office:value-type="float" office:value="742000" calcext:value-type="float">
            <text:p>742000</text:p>
          </table:table-cell>
          <table:table-cell office:value-type="float" office:value="552000" calcext:value-type="float">
            <text:p>552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9000" calcext:value-type="float">
            <text:p>79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000" calcext:value-type="float">
            <text:p>399000</text:p>
          </table:table-cell>
          <table:table-cell office:value-type="float" office:value="991000" calcext:value-type="float">
            <text:p>991000</text:p>
          </table:table-cell>
          <table:table-cell office:value-type="float" office:value="309000" calcext:value-type="float">
            <text:p>309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1">
          <table:table-cell/>
          <table:table-cell office:value-type="float" office:value="1921000" calcext:value-type="float">
            <text:p>1921000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451000" calcext:value-type="float">
            <text:p>451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530000" calcext:value-type="float">
            <text:p>530000</text:p>
          </table:table-cell>
          <table:table-cell office:value-type="float" office:value="581000" calcext:value-type="float">
            <text:p>581000</text:p>
          </table:table-cell>
          <table:table-cell office:value-type="float" office:value="1644000" calcext:value-type="float">
            <text:p>1644000</text:p>
          </table:table-cell>
          <table:table-cell office:value-type="float" office:value="598000" calcext:value-type="float">
            <text:p>598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486000" calcext:value-type="float">
            <text:p>486000</text:p>
          </table:table-cell>
          <table:table-cell office:value-type="float" office:value="938000" calcext:value-type="float">
            <text:p>938000</text:p>
          </table:table-cell>
        </table:table-row>
        <table:table-row table:style-name="ro1">
          <table:table-cell/>
          <table:table-cell office:value-type="float" office:value="311000" calcext:value-type="float">
            <text:p>311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301000" calcext:value-type="float">
            <text:p>301000</text:p>
          </table:table-cell>
          <table:table-cell office:value-type="float" office:value="34000" calcext:value-type="float">
            <text:p>34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857000" calcext:value-type="float">
            <text:p>857000</text:p>
          </table:table-cell>
          <table:table-cell office:value-type="float" office:value="724000" calcext:value-type="float">
            <text:p>724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51000" calcext:value-type="float">
            <text:p>51000</text:p>
          </table:table-cell>
          <table:table-cell office:value-type="float" office:value="755000" calcext:value-type="float">
            <text:p>755000</text:p>
          </table:table-cell>
          <table:table-cell office:value-type="float" office:value="744000" calcext:value-type="float">
            <text:p>744000</text:p>
          </table:table-cell>
          <table:table-cell office:value-type="float" office:value="711000" calcext:value-type="float">
            <text:p>711000</text:p>
          </table:table-cell>
        </table:table-row>
        <table:table-row table:style-name="ro1">
          <table:table-cell/>
          <table:table-cell office:value-type="float" office:value="795000" calcext:value-type="float">
            <text:p>795000</text:p>
          </table:table-cell>
          <table:table-cell office:value-type="float" office:value="226000" calcext:value-type="float">
            <text:p>226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596000" calcext:value-type="float">
            <text:p>596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448000" calcext:value-type="float">
            <text:p>448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572000" calcext:value-type="float">
            <text:p>572000</text:p>
          </table:table-cell>
          <table:table-cell office:value-type="float" office:value="235000" calcext:value-type="float">
            <text:p>235000</text:p>
          </table:table-cell>
          <table:table-cell office:value-type="float" office:value="326000" calcext:value-type="float">
            <text:p>326000</text:p>
          </table:table-cell>
          <table:table-cell office:value-type="float" office:value="2206000" calcext:value-type="float">
            <text:p>2206000</text:p>
          </table:table-cell>
          <table:table-cell office:value-type="float" office:value="306000" calcext:value-type="float">
            <text:p>306000</text:p>
          </table:table-cell>
        </table:table-row>
        <table:table-row table:style-name="ro1">
          <table:table-cell/>
          <table:table-cell office:value-type="float" office:value="4693000" calcext:value-type="float">
            <text:p>4693000</text:p>
          </table:table-cell>
          <table:table-cell office:value-type="float" office:value="39000" calcext:value-type="float">
            <text:p>39000</text:p>
          </table:table-cell>
          <table:table-cell office:value-type="float" office:value="73000" calcext:value-type="float">
            <text:p>73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545000" calcext:value-type="float">
            <text:p>545000</text:p>
          </table:table-cell>
          <table:table-cell office:value-type="float" office:value="11000" calcext:value-type="float">
            <text:p>11000</text:p>
          </table:table-cell>
          <table:table-cell office:value-type="float" office:value="343000" calcext:value-type="float">
            <text:p>343000</text:p>
          </table:table-cell>
          <table:table-cell office:value-type="float" office:value="362000" calcext:value-type="float">
            <text:p>362000</text:p>
          </table:table-cell>
          <table:table-cell office:value-type="float" office:value="315000" calcext:value-type="float">
            <text:p>315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1514000" calcext:value-type="float">
            <text:p>1514000</text:p>
          </table:table-cell>
          <table:table-cell office:value-type="float" office:value="9966000" calcext:value-type="float">
            <text:p>9966000</text:p>
          </table:table-cell>
        </table:table-row>
        <table:table-row table:style-name="ro1">
          <table:table-cell/>
          <table:table-cell office:value-type="float" office:value="4663000" calcext:value-type="float">
            <text:p>4663000</text:p>
          </table:table-cell>
          <table:table-cell office:value-type="float" office:value="356000" calcext:value-type="float">
            <text:p>356000</text:p>
          </table:table-cell>
          <table:table-cell office:value-type="float" office:value="444000" calcext:value-type="float">
            <text:p>444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80000" calcext:value-type="float">
            <text:p>80000</text:p>
          </table:table-cell>
          <table:table-cell office:value-type="float" office:value="58000" calcext:value-type="float">
            <text:p>58000</text:p>
          </table:table-cell>
          <table:table-cell office:value-type="float" office:value="1327000" calcext:value-type="float">
            <text:p>1327000</text:p>
          </table:table-cell>
          <table:table-cell office:value-type="float" office:value="133000" calcext:value-type="float">
            <text:p>1330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464000" calcext:value-type="float">
            <text:p>464000</text:p>
          </table:table-cell>
          <table:table-cell office:value-type="float" office:value="121000" calcext:value-type="float">
            <text:p>121000</text:p>
          </table:table-cell>
        </table:table-row>
        <table:table-row table:style-name="ro1">
          <table:table-cell/>
          <table:table-cell office:value-type="float" office:value="4897000" calcext:value-type="float">
            <text:p>4897000</text:p>
          </table:table-cell>
          <table:table-cell office:value-type="float" office:value="738000" calcext:value-type="float">
            <text:p>738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8000" calcext:value-type="float">
            <text:p>68000</text:p>
          </table:table-cell>
          <table:table-cell office:value-type="float" office:value="88000" calcext:value-type="float">
            <text:p>88000</text:p>
          </table:table-cell>
          <table:table-cell office:value-type="float" office:value="694000" calcext:value-type="float">
            <text:p>69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3759000" calcext:value-type="float">
            <text:p>3759000</text:p>
          </table:table-cell>
        </table:table-row>
        <table:table-row table:style-name="ro1">
          <table:table-cell/>
          <table:table-cell office:value-type="float" office:value="1486000" calcext:value-type="float">
            <text:p>1486000</text:p>
          </table:table-cell>
          <table:table-cell office:value-type="float" office:value="656000" calcext:value-type="float">
            <text:p>656000</text:p>
          </table:table-cell>
          <table:table-cell office:value-type="float" office:value="23000" calcext:value-type="float">
            <text:p>23000</text:p>
          </table:table-cell>
          <table:table-cell office:value-type="float" office:value="37000" calcext:value-type="float">
            <text:p>37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263000" calcext:value-type="float">
            <text:p>263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1784000" calcext:value-type="float">
            <text:p>1784000</text:p>
          </table:table-cell>
          <table:table-cell office:value-type="float" office:value="689000" calcext:value-type="float">
            <text:p>689000</text:p>
          </table:table-cell>
        </table:table-row>
        <table:table-row table:style-name="ro1">
          <table:table-cell/>
          <table:table-cell office:value-type="float" office:value="9111000" calcext:value-type="float">
            <text:p>9111000</text:p>
          </table:table-cell>
          <table:table-cell office:value-type="float" office:value="2701000" calcext:value-type="float">
            <text:p>2701000</text:p>
          </table:table-cell>
          <table:table-cell office:value-type="float" office:value="177000" calcext:value-type="float">
            <text:p>17700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58000" calcext:value-type="float">
            <text:p>58000</text:p>
          </table:table-cell>
          <table:table-cell office:value-type="float" office:value="152000" calcext:value-type="float">
            <text:p>152000</text:p>
          </table:table-cell>
          <table:table-cell table:number-columns-repeated="2" office:value-type="float" office:value="578000" calcext:value-type="float">
            <text:p>578000</text:p>
          </table:table-cell>
          <table:table-cell office:value-type="float" office:value="317000" calcext:value-type="float">
            <text:p>317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767000" calcext:value-type="float">
            <text:p>767000</text:p>
          </table:table-cell>
          <table:table-cell office:value-type="float" office:value="670000" calcext:value-type="float">
            <text:p>670000</text:p>
          </table:table-cell>
        </table:table-row>
        <table:table-row table:style-name="ro1">
          <table:table-cell/>
          <table:table-cell office:value-type="float" office:value="1222000" calcext:value-type="float">
            <text:p>1222000</text:p>
          </table:table-cell>
          <table:table-cell office:value-type="float" office:value="851000" calcext:value-type="float">
            <text:p>851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443000" calcext:value-type="float">
            <text:p>443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1212000" calcext:value-type="float">
            <text:p>1212000</text:p>
          </table:table-cell>
          <table:table-cell office:value-type="float" office:value="598000" calcext:value-type="float">
            <text:p>598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402000" calcext:value-type="float">
            <text:p>402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1000" calcext:value-type="float">
            <text:p>501000</text:p>
          </table:table-cell>
        </table:table-row>
        <table:table-row table:style-name="ro1">
          <table:table-cell/>
          <table:table-cell office:value-type="float" office:value="6124000" calcext:value-type="float">
            <text:p>6124000</text:p>
          </table:table-cell>
          <table:table-cell office:value-type="float" office:value="313000" calcext:value-type="float">
            <text:p>313000</text:p>
          </table:table-cell>
          <table:table-cell office:value-type="float" office:value="863000" calcext:value-type="float">
            <text:p>863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1464000" calcext:value-type="float">
            <text:p>1464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71000" calcext:value-type="float">
            <text:p>71000</text:p>
          </table:table-cell>
          <table:table-cell office:value-type="float" office:value="962000" calcext:value-type="float">
            <text:p>96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2246000" calcext:value-type="float">
            <text:p>2246000</text:p>
          </table:table-cell>
          <table:table-cell office:value-type="float" office:value="3231000" calcext:value-type="float">
            <text:p>3231000</text:p>
          </table:table-cell>
        </table:table-row>
        <table:table-row table:style-name="ro1">
          <table:table-cell/>
          <table:table-cell office:value-type="float" office:value="1273000" calcext:value-type="float">
            <text:p>1273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91000" calcext:value-type="float">
            <text:p>391000</text:p>
          </table:table-cell>
          <table:table-cell office:value-type="float" office:value="311000" calcext:value-type="float">
            <text:p>311000</text:p>
          </table:table-cell>
          <table:table-cell office:value-type="float" office:value="568000" calcext:value-type="float">
            <text:p>568000</text:p>
          </table:table-cell>
          <table:table-cell office:value-type="float" office:value="97000" calcext:value-type="float">
            <text:p>97000</text:p>
          </table:table-cell>
          <table:table-cell office:value-type="float" office:value="1199000" calcext:value-type="float">
            <text:p>1199000</text:p>
          </table:table-cell>
          <table:table-cell office:value-type="float" office:value="33000" calcext:value-type="float">
            <text:p>33000</text:p>
          </table:table-cell>
          <table:table-cell office:value-type="float" office:value="2910000" calcext:value-type="float">
            <text:p>2910000</text:p>
          </table:table-cell>
          <table:table-cell office:value-type="float" office:value="2018000" calcext:value-type="float">
            <text:p>2018000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1334000" calcext:value-type="float">
            <text:p>13340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21000" calcext:value-type="float">
            <text:p>21000</text:p>
          </table:table-cell>
          <table:table-cell office:value-type="float" office:value="424000" calcext:value-type="float">
            <text:p>424000</text:p>
          </table:table-cell>
          <table:table-cell office:value-type="float" office:value="1591000" calcext:value-type="float">
            <text:p>1591000</text:p>
          </table:table-cell>
          <table:table-cell office:value-type="float" office:value="1445000" calcext:value-type="float">
            <text:p>1445000</text:p>
          </table:table-cell>
          <table:table-cell office:value-type="float" office:value="93000" calcext:value-type="float">
            <text:p>93000</text:p>
          </table:table-cell>
          <table:table-cell office:value-type="float" office:value="3340000" calcext:value-type="float">
            <text:p>3340000</text:p>
          </table:table-cell>
          <table:table-cell office:value-type="float" office:value="7015000" calcext:value-type="float">
            <text:p>7015000</text:p>
          </table:table-cell>
        </table:table-row>
        <table:table-row table:style-name="ro1">
          <table:table-cell/>
          <table:table-cell office:value-type="float" office:value="1149000" calcext:value-type="float">
            <text:p>1149000</text:p>
          </table:table-cell>
          <table:table-cell office:value-type="float" office:value="668000" calcext:value-type="float">
            <text:p>668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76000" calcext:value-type="float">
            <text:p>476000</text:p>
          </table:table-cell>
          <table:table-cell office:value-type="float" office:value="518000" calcext:value-type="float">
            <text:p>518000</text:p>
          </table:table-cell>
          <table:table-cell office:value-type="float" office:value="532000" calcext:value-type="float">
            <text:p>532000</text:p>
          </table:table-cell>
          <table:table-cell office:value-type="float" office:value="764000" calcext:value-type="float">
            <text:p>764000</text:p>
          </table:table-cell>
          <table:table-cell office:value-type="float" office:value="398000" calcext:value-type="float">
            <text:p>398000</text:p>
          </table:table-cell>
          <table:table-cell office:value-type="float" office:value="228000" calcext:value-type="float">
            <text:p>228000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576000" calcext:value-type="float">
            <text:p>576000</text:p>
          </table:table-cell>
        </table:table-row>
        <table:table-row table:style-name="ro1">
          <table:table-cell/>
          <table:table-cell office:value-type="float" office:value="480000" calcext:value-type="float">
            <text:p>480000</text:p>
          </table:table-cell>
          <table:table-cell office:value-type="float" office:value="366000" calcext:value-type="float">
            <text:p>366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590000" calcext:value-type="float">
            <text:p>59000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000" calcext:value-type="float">
            <text:p>426000</text:p>
          </table:table-cell>
          <table:table-cell office:value-type="float" office:value="11000" calcext:value-type="float">
            <text:p>11000</text:p>
          </table:table-cell>
          <table:table-cell office:value-type="float" office:value="732000" calcext:value-type="float">
            <text:p>732000</text:p>
          </table:table-cell>
          <table:table-cell office:value-type="float" office:value="361000" calcext:value-type="float">
            <text:p>361000</text:p>
          </table:table-cell>
          <table:table-cell office:value-type="float" office:value="211000" calcext:value-type="float">
            <text:p>211000</text:p>
          </table:table-cell>
          <table:table-cell office:value-type="float" office:value="754000" calcext:value-type="float">
            <text:p>754000</text:p>
          </table:table-cell>
          <table:table-cell office:value-type="float" office:value="68000" calcext:value-type="float">
            <text:p>68000</text:p>
          </table:table-cell>
        </table:table-row>
        <table:table-row table:style-name="ro1">
          <table:table-cell/>
          <table:table-cell office:value-type="float" office:value="335000" calcext:value-type="float">
            <text:p>335000</text:p>
          </table:table-cell>
          <table:table-cell office:value-type="float" office:value="182000" calcext:value-type="float">
            <text:p>182000</text:p>
          </table:table-cell>
          <table:table-cell office:value-type="float" office:value="21000" calcext:value-type="float">
            <text:p>21000</text:p>
          </table:table-cell>
          <table:table-cell office:value-type="float" office:value="1154000" calcext:value-type="float">
            <text:p>1154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716000" calcext:value-type="float">
            <text:p>716000</text:p>
          </table:table-cell>
          <table:table-cell office:value-type="float" office:value="963000" calcext:value-type="float">
            <text:p>963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47000" calcext:value-type="float">
            <text:p>247000</text:p>
          </table:table-cell>
          <table:table-cell office:value-type="float" office:value="3569000" calcext:value-type="float">
            <text:p>3569000</text:p>
          </table:table-cell>
        </table:table-row>
        <table:table-row table:style-name="ro1">
          <table:table-cell/>
          <table:table-cell office:value-type="float" office:value="1210000" calcext:value-type="float">
            <text:p>1210000</text:p>
          </table:table-cell>
          <table:table-cell office:value-type="float" office:value="475000" calcext:value-type="float">
            <text:p>475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59000" calcext:value-type="float">
            <text:p>459000</text:p>
          </table:table-cell>
          <table:table-cell office:value-type="float" office:value="870000" calcext:value-type="float">
            <text:p>870000</text:p>
          </table:table-cell>
          <table:table-cell office:value-type="float" office:value="263000" calcext:value-type="float">
            <text:p>263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1597000" calcext:value-type="float">
            <text:p>1597000</text:p>
          </table:table-cell>
        </table:table-row>
        <table:table-row table:style-name="ro1">
          <table:table-cell/>
          <table:table-cell office:value-type="float" office:value="2453000" calcext:value-type="float">
            <text:p>2453000</text:p>
          </table:table-cell>
          <table:table-cell office:value-type="float" office:value="507000" calcext:value-type="float">
            <text:p>507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2006000" calcext:value-type="float">
            <text:p>2006000</text:p>
          </table:table-cell>
          <table:table-cell office:value-type="float" office:value="332000" calcext:value-type="float">
            <text:p>33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972000" calcext:value-type="float">
            <text:p>972000</text:p>
          </table:table-cell>
          <table:table-cell office:value-type="float" office:value="9000" calcext:value-type="float">
            <text:p>9000</text:p>
          </table:table-cell>
          <table:table-cell office:value-type="float" office:value="1612000" calcext:value-type="float">
            <text:p>1612000</text:p>
          </table:table-cell>
        </table:table-row>
        <table:table-row table:style-name="ro1">
          <table:table-cell/>
          <table:table-cell office:value-type="float" office:value="1946000" calcext:value-type="float">
            <text:p>1946000</text:p>
          </table:table-cell>
          <table:table-cell office:value-type="float" office:value="821000" calcext:value-type="float">
            <text:p>821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454000" calcext:value-type="float">
            <text:p>454000</text:p>
          </table:table-cell>
          <table:table-cell office:value-type="float" office:value="183000" calcext:value-type="float">
            <text:p>183000</text:p>
          </table:table-cell>
          <table:table-cell office:value-type="float" office:value="457000" calcext:value-type="float">
            <text:p>457000</text:p>
          </table:table-cell>
          <table:table-cell office:value-type="float" office:value="612000" calcext:value-type="float">
            <text:p>612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492000" calcext:value-type="float">
            <text:p>492000</text:p>
          </table:table-cell>
          <table:table-cell office:value-type="float" office:value="659000" calcext:value-type="float">
            <text:p>659000</text:p>
          </table:table-cell>
          <table:table-cell office:value-type="float" office:value="522000" calcext:value-type="float">
            <text:p>522000</text:p>
          </table:table-cell>
          <table:table-cell office:value-type="float" office:value="1093000" calcext:value-type="float">
            <text:p>1093000</text:p>
          </table:table-cell>
        </table:table-row>
        <table:table-row table:style-name="ro1">
          <table:table-cell/>
          <table:table-cell office:value-type="float" office:value="7032000" calcext:value-type="float">
            <text:p>7032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147000" calcext:value-type="float">
            <text:p>1147000</text:p>
          </table:table-cell>
          <table:table-cell office:value-type="float" office:value="936000" calcext:value-type="float">
            <text:p>936000</text:p>
          </table:table-cell>
          <table:table-cell office:value-type="float" office:value="253000" calcext:value-type="float">
            <text:p>253000</text:p>
          </table:table-cell>
          <table:table-cell office:value-type="float" office:value="167000" calcext:value-type="float">
            <text:p>167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516000" calcext:value-type="float">
            <text:p>516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499000" calcext:value-type="float">
            <text:p>499000</text:p>
          </table:table-cell>
          <table:table-cell office:value-type="float" office:value="1017000" calcext:value-type="float">
            <text:p>1017000</text:p>
          </table:table-cell>
        </table:table-row>
        <table:table-row table:style-name="ro1">
          <table:table-cell/>
          <table:table-cell office:value-type="float" office:value="5023000" calcext:value-type="float">
            <text:p>5023000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444000" calcext:value-type="float">
            <text:p>444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338000" calcext:value-type="float">
            <text:p>33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45000" calcext:value-type="float">
            <text:p>345000</text:p>
          </table:table-cell>
          <table:table-cell office:value-type="float" office:value="367000" calcext:value-type="float">
            <text:p>367000</text:p>
          </table:table-cell>
          <table:table-cell office:value-type="float" office:value="218000" calcext:value-type="float">
            <text:p>218000</text:p>
          </table:table-cell>
          <table:table-cell office:value-type="float" office:value="644000" calcext:value-type="float">
            <text:p>644000</text:p>
          </table:table-cell>
          <table:table-cell office:value-type="float" office:value="908000" calcext:value-type="float">
            <text:p>908000</text:p>
          </table:table-cell>
          <table:table-cell office:value-type="float" office:value="10598000" calcext:value-type="float">
            <text:p>10598000</text:p>
          </table:table-cell>
        </table:table-row>
        <table:table-row table:style-name="ro1">
          <table:table-cell/>
          <table:table-cell office:value-type="float" office:value="2925000" calcext:value-type="float">
            <text:p>2925000</text:p>
          </table:table-cell>
          <table:table-cell office:value-type="float" office:value="18000" calcext:value-type="float">
            <text:p>18000</text:p>
          </table:table-cell>
          <table:table-cell office:value-type="float" office:value="408000" calcext:value-type="float">
            <text:p>408000</text:p>
          </table:table-cell>
          <table:table-cell office:value-type="float" office:value="296000" calcext:value-type="float">
            <text:p>296000</text:p>
          </table:table-cell>
          <table:table-cell office:value-type="float" office:value="1313000" calcext:value-type="float">
            <text:p>1313000</text:p>
          </table:table-cell>
          <table:table-cell office:value-type="float" office:value="71000" calcext:value-type="float">
            <text:p>71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1402000" calcext:value-type="float">
            <text:p>1402000</text:p>
          </table:table-cell>
          <table:table-cell office:value-type="float" office:value="213000" calcext:value-type="float">
            <text:p>213000</text:p>
          </table:table-cell>
          <table:table-cell office:value-type="float" office:value="1666000" calcext:value-type="float">
            <text:p>1666000</text:p>
          </table:table-cell>
        </table:table-row>
        <table:table-row table:style-name="ro1">
          <table:table-cell/>
          <table:table-cell office:value-type="float" office:value="2739000" calcext:value-type="float">
            <text:p>2739000</text:p>
          </table:table-cell>
          <table:table-cell office:value-type="float" office:value="48000" calcext:value-type="float">
            <text:p>48000</text:p>
          </table:table-cell>
          <table:table-cell office:value-type="float" office:value="189000" calcext:value-type="float">
            <text:p>189000</text:p>
          </table:table-cell>
          <table:table-cell office:value-type="float" office:value="223000" calcext:value-type="float">
            <text:p>223000</text:p>
          </table:table-cell>
          <table:table-cell office:value-type="float" office:value="75000" calcext:value-type="float">
            <text:p>75000</text:p>
          </table:table-cell>
          <table:table-cell office:value-type="float" office:value="639000" calcext:value-type="float">
            <text:p>639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1203000" calcext:value-type="float">
            <text:p>1203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5333000" calcext:value-type="float">
            <text:p>5333000</text:p>
          </table:table-cell>
        </table:table-row>
        <table:table-row table:style-name="ro1">
          <table:table-cell/>
          <table:table-cell office:value-type="float" office:value="3271000" calcext:value-type="float">
            <text:p>3271000</text:p>
          </table:table-cell>
          <table:table-cell office:value-type="float" office:value="69000" calcext:value-type="float">
            <text:p>69000</text:p>
          </table:table-cell>
          <table:table-cell office:value-type="float" office:value="1014000" calcext:value-type="float">
            <text:p>1014000</text:p>
          </table:table-cell>
          <table:table-cell office:value-type="float" office:value="876000" calcext:value-type="float">
            <text:p>876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50000" calcext:value-type="float">
            <text:p>50000</text:p>
          </table:table-cell>
          <table:table-cell office:value-type="float" office:value="955000" calcext:value-type="float">
            <text:p>955000</text:p>
          </table:table-cell>
          <table:table-cell office:value-type="float" office:value="1203000" calcext:value-type="float">
            <text:p>1203000</text:p>
          </table:table-cell>
          <table:table-cell office:value-type="float" office:value="722000" calcext:value-type="float">
            <text:p>722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2815000" calcext:value-type="float">
            <text:p>2815000</text:p>
          </table:table-cell>
        </table:table-row>
        <table:table-row table:style-name="ro1">
          <table:table-cell/>
          <table:table-cell office:value-type="float" office:value="2881000" calcext:value-type="float">
            <text:p>2881000</text:p>
          </table:table-cell>
          <table:table-cell office:value-type="float" office:value="796000" calcext:value-type="float">
            <text:p>796000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000" calcext:value-type="float">
            <text:p>41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6000" calcext:value-type="float">
            <text:p>26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476000" calcext:value-type="float">
            <text:p>4760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2796000" calcext:value-type="float">
            <text:p>2796000</text:p>
          </table:table-cell>
          <table:table-cell office:value-type="float" office:value="2246000" calcext:value-type="float">
            <text:p>2246000</text:p>
          </table:table-cell>
        </table:table-row>
        <table:table-row table:style-name="ro1">
          <table:table-cell/>
          <table:table-cell office:value-type="float" office:value="641000" calcext:value-type="float">
            <text:p>641000</text:p>
          </table:table-cell>
          <table:table-cell office:value-type="float" office:value="755000" calcext:value-type="float">
            <text:p>755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142000" calcext:value-type="float">
            <text:p>1142000</text:p>
          </table:table-cell>
          <table:table-cell office:value-type="float" office:value="72000" calcext:value-type="float">
            <text:p>72000</text:p>
          </table:table-cell>
          <table:table-cell office:value-type="float" office:value="439000" calcext:value-type="float">
            <text:p>439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484000" calcext:value-type="float">
            <text:p>1484000</text:p>
          </table:table-cell>
        </table:table-row>
        <table:table-row table:style-name="ro1">
          <table:table-cell/>
          <table:table-cell office:value-type="float" office:value="1511000" calcext:value-type="float">
            <text:p>1511000</text:p>
          </table:table-cell>
          <table:table-cell office:value-type="float" office:value="703000" calcext:value-type="float">
            <text:p>703000</text:p>
          </table:table-cell>
          <table:table-cell office:value-type="float" office:value="27000" calcext:value-type="float">
            <text:p>27000</text:p>
          </table:table-cell>
          <table:table-cell office:value-type="float" office:value="519000" calcext:value-type="float">
            <text:p>519000</text:p>
          </table:table-cell>
          <table:table-cell office:value-type="float" office:value="1279000" calcext:value-type="float">
            <text:p>1279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012000" calcext:value-type="float">
            <text:p>1012000</text:p>
          </table:table-cell>
          <table:table-cell office:value-type="float" office:value="21000" calcext:value-type="float">
            <text:p>21000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61000" calcext:value-type="float">
            <text:p>61000</text:p>
          </table:table-cell>
          <table:table-cell office:value-type="float" office:value="984000" calcext:value-type="float">
            <text:p>984000</text:p>
          </table:table-cell>
          <table:table-cell office:value-type="float" office:value="869000" calcext:value-type="float">
            <text:p>869000</text:p>
          </table:table-cell>
        </table:table-row>
        <table:table-row table:style-name="ro1">
          <table:table-cell/>
          <table:table-cell office:value-type="float" office:value="3105000" calcext:value-type="float">
            <text:p>3105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997000" calcext:value-type="float">
            <text:p>997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442000" calcext:value-type="float">
            <text:p>442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172000" calcext:value-type="float">
            <text:p>1172000</text:p>
          </table:table-cell>
          <table:table-cell office:value-type="float" office:value="861000" calcext:value-type="float">
            <text:p>861000</text:p>
          </table:table-cell>
          <table:table-cell office:value-type="float" office:value="45000" calcext:value-type="float">
            <text:p>45000</text:p>
          </table:table-cell>
          <table:table-cell office:value-type="float" office:value="837000" calcext:value-type="float">
            <text:p>837000</text:p>
          </table:table-cell>
        </table:table-row>
        <table:table-row table:style-name="ro1">
          <table:table-cell/>
          <table:table-cell office:value-type="float" office:value="1888000" calcext:value-type="float">
            <text:p>1888000</text:p>
          </table:table-cell>
          <table:table-cell office:value-type="float" office:value="235000" calcext:value-type="float">
            <text:p>235000</text:p>
          </table:table-cell>
          <table:table-cell office:value-type="float" office:value="651000" calcext:value-type="float">
            <text:p>651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2025000" calcext:value-type="float">
            <text:p>2025000</text:p>
          </table:table-cell>
          <table:table-cell office:value-type="float" office:value="405000" calcext:value-type="float">
            <text:p>405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527000" calcext:value-type="float">
            <text:p>527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843000" calcext:value-type="float">
            <text:p>843000</text:p>
          </table:table-cell>
          <table:table-cell office:value-type="float" office:value="7037000" calcext:value-type="float">
            <text:p>7037000</text:p>
          </table:table-cell>
        </table:table-row>
        <table:table-row table:style-name="ro1">
          <table:table-cell/>
          <table:table-cell office:value-type="float" office:value="258000" calcext:value-type="float">
            <text:p>258000</text:p>
          </table:table-cell>
          <table:table-cell office:value-type="float" office:value="399000" calcext:value-type="float">
            <text:p>399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551000" calcext:value-type="float">
            <text:p>551000</text:p>
          </table:table-cell>
          <table:table-cell office:value-type="float" office:value="1018000" calcext:value-type="float">
            <text:p>1018000</text:p>
          </table:table-cell>
          <table:table-cell office:value-type="float" office:value="197000" calcext:value-type="float">
            <text:p>197000</text:p>
          </table:table-cell>
          <table:table-cell office:value-type="float" office:value="746000" calcext:value-type="float">
            <text:p>746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1655000" calcext:value-type="float">
            <text:p>1655000</text:p>
          </table:table-cell>
        </table:table-row>
        <table:table-row table:style-name="ro1">
          <table:table-cell/>
          <table:table-cell office:value-type="float" office:value="1238000" calcext:value-type="float">
            <text:p>1238000</text:p>
          </table:table-cell>
          <table:table-cell office:value-type="float" office:value="852000" calcext:value-type="float">
            <text:p>852000</text:p>
          </table:table-cell>
          <table:table-cell office:value-type="float" office:value="639000" calcext:value-type="float">
            <text:p>639000</text:p>
          </table:table-cell>
          <table:table-cell office:value-type="float" office:value="318000" calcext:value-type="float">
            <text:p>318000</text:p>
          </table:table-cell>
          <table:table-cell office:value-type="float" office:value="53000" calcext:value-type="float">
            <text:p>53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363000" calcext:value-type="float">
            <text:p>1363000</text:p>
          </table:table-cell>
          <table:table-cell office:value-type="float" office:value="814000" calcext:value-type="float">
            <text:p>814000</text:p>
          </table:table-cell>
          <table:table-cell office:value-type="float" office:value="637000" calcext:value-type="float">
            <text:p>637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776000" calcext:value-type="float">
            <text:p>776000</text:p>
          </table:table-cell>
          <table:table-cell office:value-type="float" office:value="1258000" calcext:value-type="float">
            <text:p>1258000</text:p>
          </table:table-cell>
        </table:table-row>
        <table:table-row table:style-name="ro1">
          <table:table-cell/>
          <table:table-cell office:value-type="float" office:value="1810000" calcext:value-type="float">
            <text:p>1810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358000" calcext:value-type="float">
            <text:p>358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322000" calcext:value-type="float">
            <text:p>322000</text:p>
          </table:table-cell>
          <table:table-cell office:value-type="float" office:value="303000" calcext:value-type="float">
            <text:p>303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538000" calcext:value-type="float">
            <text:p>5380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1580000" calcext:value-type="float">
            <text:p>1580000</text:p>
          </table:table-cell>
          <table:table-cell office:value-type="float" office:value="2820000" calcext:value-type="float">
            <text:p>2820000</text:p>
          </table:table-cell>
        </table:table-row>
        <table:table-row table:style-name="ro1">
          <table:table-cell/>
          <table:table-cell office:value-type="float" office:value="2169000" calcext:value-type="float">
            <text:p>2169000</text:p>
          </table:table-cell>
          <table:table-cell office:value-type="float" office:value="1241000" calcext:value-type="float">
            <text:p>1241000</text:p>
          </table:table-cell>
          <table:table-cell office:value-type="float" office:value="695000" calcext:value-type="float">
            <text:p>695000</text:p>
          </table:table-cell>
          <table:table-cell office:value-type="float" office:value="826000" calcext:value-type="float">
            <text:p>826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95000" calcext:value-type="float">
            <text:p>95000</text:p>
          </table:table-cell>
          <table:table-cell office:value-type="float" office:value="21000" calcext:value-type="float">
            <text:p>2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81000" calcext:value-type="float">
            <text:p>68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18000" calcext:value-type="float">
            <text:p>318000</text:p>
          </table:table-cell>
          <table:table-cell office:value-type="float" office:value="254000" calcext:value-type="float">
            <text:p>254000</text:p>
          </table:table-cell>
        </table:table-row>
        <table:table-row table:style-name="ro1">
          <table:table-cell/>
          <table:table-cell office:value-type="float" office:value="186000" calcext:value-type="float">
            <text:p>186000</text:p>
          </table:table-cell>
          <table:table-cell office:value-type="float" office:value="276000" calcext:value-type="float">
            <text:p>276000</text:p>
          </table:table-cell>
          <table:table-cell office:value-type="float" office:value="1235000" calcext:value-type="float">
            <text:p>1235000</text:p>
          </table:table-cell>
          <table:table-cell office:value-type="float" office:value="304000" calcext:value-type="float">
            <text:p>304000</text:p>
          </table:table-cell>
          <table:table-cell office:value-type="float" office:value="366000" calcext:value-type="float">
            <text:p>366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229000" calcext:value-type="float">
            <text:p>229000</text:p>
          </table:table-cell>
          <table:table-cell office:value-type="float" office:value="784000" calcext:value-type="float">
            <text:p>784000</text:p>
          </table:table-cell>
          <table:table-cell office:value-type="float" office:value="39000" calcext:value-type="float">
            <text:p>39000</text:p>
          </table:table-cell>
          <table:table-cell office:value-type="float" office:value="1182000" calcext:value-type="float">
            <text:p>1182000</text:p>
          </table:table-cell>
          <table:table-cell office:value-type="float" office:value="3965000" calcext:value-type="float">
            <text:p>3965000</text:p>
          </table:table-cell>
        </table:table-row>
        <table:table-row table:style-name="ro1">
          <table:table-cell/>
          <table:table-cell office:value-type="float" office:value="4048000" calcext:value-type="float">
            <text:p>4048000</text:p>
          </table:table-cell>
          <table:table-cell office:value-type="float" office:value="583000" calcext:value-type="float">
            <text:p>583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65000" calcext:value-type="float">
            <text:p>65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77000" calcext:value-type="float">
            <text:p>77000</text:p>
          </table:table-cell>
          <table:table-cell office:value-type="float" office:value="279000" calcext:value-type="float">
            <text:p>279000</text:p>
          </table:table-cell>
          <table:table-cell office:value-type="float" office:value="333000" calcext:value-type="float">
            <text:p>333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605000" calcext:value-type="float">
            <text:p>605000</text:p>
          </table:table-cell>
          <table:table-cell office:value-type="float" office:value="74000" calcext:value-type="float">
            <text:p>74000</text:p>
          </table:table-cell>
          <table:table-cell office:value-type="float" office:value="1507000" calcext:value-type="float">
            <text:p>1507000</text:p>
          </table:table-cell>
        </table:table-row>
        <table:table-row table:style-name="ro1">
          <table:table-cell/>
          <table:table-cell office:value-type="float" office:value="1589000" calcext:value-type="float">
            <text:p>1589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442000" calcext:value-type="float">
            <text:p>442000</text:p>
          </table:table-cell>
          <table:table-cell office:value-type="float" office:value="804000" calcext:value-type="float">
            <text:p>804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94000" calcext:value-type="float">
            <text:p>94000</text:p>
          </table:table-cell>
          <table:table-cell office:value-type="float" office:value="49000" calcext:value-type="float">
            <text:p>490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494000" calcext:value-type="float">
            <text:p>494000</text:p>
          </table:table-cell>
          <table:table-cell office:value-type="float" office:value="861000" calcext:value-type="float">
            <text:p>861000</text:p>
          </table:table-cell>
        </table:table-row>
        <table:table-row table:style-name="ro1">
          <table:table-cell/>
          <table:table-cell office:value-type="float" office:value="1196000" calcext:value-type="float">
            <text:p>1196000</text:p>
          </table:table-cell>
          <table:table-cell office:value-type="float" office:value="1668000" calcext:value-type="float">
            <text:p>1668000</text:p>
          </table:table-cell>
          <table:table-cell office:value-type="float" office:value="81000" calcext:value-type="float">
            <text:p>81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526000" calcext:value-type="float">
            <text:p>526000</text:p>
          </table:table-cell>
          <table:table-cell office:value-type="float" office:value="534000" calcext:value-type="float">
            <text:p>534000</text:p>
          </table:table-cell>
          <table:table-cell office:value-type="float" office:value="544000" calcext:value-type="float">
            <text:p>544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860000" calcext:value-type="float">
            <text:p>860000</text:p>
          </table:table-cell>
          <table:table-cell office:value-type="float" office:value="528000" calcext:value-type="float">
            <text:p>528000</text:p>
          </table:table-cell>
          <table:table-cell office:value-type="float" office:value="3822000" calcext:value-type="float">
            <text:p>3822000</text:p>
          </table:table-cell>
        </table:table-row>
        <table:table-row table:style-name="ro1">
          <table:table-cell/>
          <table:table-cell office:value-type="float" office:value="623000" calcext:value-type="float">
            <text:p>6230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121000" calcext:value-type="float">
            <text:p>121000</text:p>
          </table:table-cell>
          <table:table-cell office:value-type="float" office:value="398000" calcext:value-type="float">
            <text:p>398000</text:p>
          </table:table-cell>
          <table:table-cell office:value-type="float" office:value="345000" calcext:value-type="float">
            <text:p>345000</text:p>
          </table:table-cell>
          <table:table-cell office:value-type="float" office:value="1169000" calcext:value-type="float">
            <text:p>1169000</text:p>
          </table:table-cell>
          <table:table-cell office:value-type="float" office:value="537000" calcext:value-type="float">
            <text:p>53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24000" calcext:value-type="float">
            <text:p>224000</text:p>
          </table:table-cell>
          <table:table-cell office:value-type="float" office:value="371000" calcext:value-type="float">
            <text:p>371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3612000" calcext:value-type="float">
            <text:p>3612000</text:p>
          </table:table-cell>
        </table:table-row>
        <table:table-row table:style-name="ro1">
          <table:table-cell/>
          <table:table-cell office:value-type="float" office:value="7893000" calcext:value-type="float">
            <text:p>7893000</text:p>
          </table:table-cell>
          <table:table-cell office:value-type="float" office:value="57000" calcext:value-type="float">
            <text:p>57000</text:p>
          </table:table-cell>
          <table:table-cell office:value-type="float" office:value="353000" calcext:value-type="float">
            <text:p>353000</text:p>
          </table:table-cell>
          <table:table-cell office:value-type="float" office:value="23000" calcext:value-type="float">
            <text:p>23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346000" calcext:value-type="float">
            <text:p>346000</text:p>
          </table:table-cell>
          <table:table-cell office:value-type="float" office:value="444000" calcext:value-type="float">
            <text:p>444000</text:p>
          </table:table-cell>
          <table:table-cell office:value-type="float" office:value="236000" calcext:value-type="float">
            <text:p>236000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715000" calcext:value-type="float">
            <text:p>715000</text:p>
          </table:table-cell>
          <table:table-cell office:value-type="float" office:value="1770000" calcext:value-type="float">
            <text:p>1770000</text:p>
          </table:table-cell>
        </table:table-row>
        <table:table-row table:style-name="ro1">
          <table:table-cell/>
          <table:table-cell office:value-type="float" office:value="625000" calcext:value-type="float">
            <text:p>625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174000" calcext:value-type="float">
            <text:p>174000</text:p>
          </table:table-cell>
          <table:table-cell office:value-type="float" office:value="526000" calcext:value-type="float">
            <text:p>526000</text:p>
          </table:table-cell>
          <table:table-cell office:value-type="float" office:value="4000" calcext:value-type="float">
            <text:p>40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203000" calcext:value-type="float">
            <text:p>203000</text:p>
          </table:table-cell>
          <table:table-cell office:value-type="float" office:value="61000" calcext:value-type="float">
            <text:p>61000</text:p>
          </table:table-cell>
          <table:table-cell office:value-type="float" office:value="495000" calcext:value-type="float">
            <text:p>495000</text:p>
          </table:table-cell>
          <table:table-cell office:value-type="float" office:value="1128000" calcext:value-type="float">
            <text:p>1128000</text:p>
          </table:table-cell>
          <table:table-cell office:value-type="float" office:value="917000" calcext:value-type="float">
            <text:p>917000</text:p>
          </table:table-cell>
          <table:table-cell office:value-type="float" office:value="2312000" calcext:value-type="float">
            <text:p>2312000</text:p>
          </table:table-cell>
        </table:table-row>
        <table:table-row table:style-name="ro1">
          <table:table-cell/>
          <table:table-cell office:value-type="float" office:value="2700000" calcext:value-type="float">
            <text:p>2700000</text:p>
          </table:table-cell>
          <table:table-cell office:value-type="float" office:value="487000" calcext:value-type="float">
            <text:p>487000</text:p>
          </table:table-cell>
          <table:table-cell office:value-type="float" office:value="56000" calcext:value-type="float">
            <text:p>56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199000" calcext:value-type="float">
            <text:p>199000</text:p>
          </table:table-cell>
          <table:table-cell office:value-type="float" office:value="346000" calcext:value-type="float">
            <text:p>346000</text:p>
          </table:table-cell>
          <table:table-cell office:value-type="float" office:value="2173000" calcext:value-type="float">
            <text:p>2173000</text:p>
          </table:table-cell>
          <table:table-cell office:value-type="float" office:value="1517000" calcext:value-type="float">
            <text:p>1517000</text:p>
          </table:table-cell>
          <table:table-cell office:value-type="float" office:value="2273000" calcext:value-type="float">
            <text:p>2273000</text:p>
          </table:table-cell>
          <table:table-cell office:value-type="float" office:value="948000" calcext:value-type="float">
            <text:p>948000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628000" calcext:value-type="float">
            <text:p>628000</text:p>
          </table:table-cell>
          <table:table-cell office:value-type="float" office:value="681000" calcext:value-type="float">
            <text:p>681000</text:p>
          </table:table-cell>
          <table:table-cell office:value-type="float" office:value="672000" calcext:value-type="float">
            <text:p>672000</text:p>
          </table:table-cell>
          <table:table-cell office:value-type="float" office:value="29000" calcext:value-type="float">
            <text:p>29000</text:p>
          </table:table-cell>
          <table:table-cell office:value-type="float" office:value="2207000" calcext:value-type="float">
            <text:p>2207000</text:p>
          </table:table-cell>
          <table:table-cell office:value-type="float" office:value="181000" calcext:value-type="float">
            <text:p>181000</text:p>
          </table:table-cell>
          <table:table-cell office:value-type="float" office:value="199000" calcext:value-type="float">
            <text:p>19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93000" calcext:value-type="float">
            <text:p>693000</text:p>
          </table:table-cell>
        </table:table-row>
        <table:table-row table:style-name="ro1">
          <table:table-cell/>
          <table:table-cell office:value-type="float" office:value="756000" calcext:value-type="float">
            <text:p>7560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3000" calcext:value-type="float">
            <text:p>23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61000" calcext:value-type="float">
            <text:p>61000</text:p>
          </table:table-cell>
          <table:table-cell office:value-type="float" office:value="1079000" calcext:value-type="float">
            <text:p>1079000</text:p>
          </table:table-cell>
          <table:table-cell office:value-type="float" office:value="565000" calcext:value-type="float">
            <text:p>565000</text:p>
          </table:table-cell>
          <table:table-cell office:value-type="float" office:value="1441000" calcext:value-type="float">
            <text:p>1441000</text:p>
          </table:table-cell>
          <table:table-cell office:value-type="float" office:value="2625000" calcext:value-type="float">
            <text:p>2625000</text:p>
          </table:table-cell>
          <table:table-cell office:value-type="float" office:value="969000" calcext:value-type="float">
            <text:p>969000</text:p>
          </table:table-cell>
          <table:table-cell office:value-type="float" office:value="3896000" calcext:value-type="float">
            <text:p>3896000</text:p>
          </table:table-cell>
        </table:table-row>
        <table:table-row table:style-name="ro1">
          <table:table-cell/>
          <table:table-cell office:value-type="float" office:value="2265000" calcext:value-type="float">
            <text:p>226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443000" calcext:value-type="float">
            <text:p>443000</text:p>
          </table:table-cell>
          <table:table-cell office:value-type="float" office:value="1101000" calcext:value-type="float">
            <text:p>1101000</text:p>
          </table:table-cell>
          <table:table-cell office:value-type="float" office:value="2240000" calcext:value-type="float">
            <text:p>2240000</text:p>
          </table:table-cell>
          <table:table-cell office:value-type="float" office:value="1016000" calcext:value-type="float">
            <text:p>1016000</text:p>
          </table:table-cell>
          <table:table-cell office:value-type="float" office:value="82000" calcext:value-type="float">
            <text:p>82000</text:p>
          </table:table-cell>
          <table:table-cell office:value-type="float" office:value="311000" calcext:value-type="float">
            <text:p>311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498000" calcext:value-type="float">
            <text:p>498000</text:p>
          </table:table-cell>
          <table:table-cell office:value-type="float" office:value="833000" calcext:value-type="float">
            <text:p>833000</text:p>
          </table:table-cell>
          <table:table-cell office:value-type="float" office:value="1548000" calcext:value-type="float">
            <text:p>1548000</text:p>
          </table:table-cell>
        </table:table-row>
        <table:table-row table:style-name="ro1">
          <table:table-cell/>
          <table:table-cell office:value-type="float" office:value="5151000" calcext:value-type="float">
            <text:p>5151000</text:p>
          </table:table-cell>
          <table:table-cell office:value-type="float" office:value="477000" calcext:value-type="float">
            <text:p>477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952000" calcext:value-type="float">
            <text:p>952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89000" calcext:value-type="float">
            <text:p>89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686000" calcext:value-type="float">
            <text:p>1686000</text:p>
          </table:table-cell>
          <table:table-cell office:value-type="float" office:value="667000" calcext:value-type="float">
            <text:p>667000</text:p>
          </table:table-cell>
        </table:table-row>
        <table:table-row table:style-name="ro1">
          <table:table-cell/>
          <table:table-cell office:value-type="float" office:value="1329000" calcext:value-type="float">
            <text:p>1329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333000" calcext:value-type="float">
            <text:p>333000</text:p>
          </table:table-cell>
          <table:table-cell office:value-type="float" office:value="1252000" calcext:value-type="float">
            <text:p>1252000</text:p>
          </table:table-cell>
          <table:table-cell office:value-type="float" office:value="396000" calcext:value-type="float">
            <text:p>396000</text:p>
          </table:table-cell>
          <table:table-cell office:value-type="float" office:value="624000" calcext:value-type="float">
            <text:p>624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006000" calcext:value-type="float">
            <text:p>2006000</text:p>
          </table:table-cell>
          <table:table-cell office:value-type="float" office:value="667000" calcext:value-type="float">
            <text:p>667000</text:p>
          </table:table-cell>
          <table:table-cell office:value-type="float" office:value="533000" calcext:value-type="float">
            <text:p>533000</text:p>
          </table:table-cell>
          <table:table-cell office:value-type="float" office:value="226000" calcext:value-type="float">
            <text:p>226000</text:p>
          </table:table-cell>
          <table:table-cell office:value-type="float" office:value="1396000" calcext:value-type="float">
            <text:p>1396000</text:p>
          </table:table-cell>
        </table:table-row>
        <table:table-row table:style-name="ro1">
          <table:table-cell/>
          <table:table-cell office:value-type="float" office:value="1109000" calcext:value-type="float">
            <text:p>1109000</text:p>
          </table:table-cell>
          <table:table-cell office:value-type="float" office:value="328000" calcext:value-type="float">
            <text:p>328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571000" calcext:value-type="float">
            <text:p>571000</text:p>
          </table:table-cell>
          <table:table-cell office:value-type="float" office:value="619000" calcext:value-type="float">
            <text:p>6190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526000" calcext:value-type="float">
            <text:p>5260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466000" calcext:value-type="float">
            <text:p>466000</text:p>
          </table:table-cell>
          <table:table-cell office:value-type="float" office:value="682000" calcext:value-type="float">
            <text:p>682000</text:p>
          </table:table-cell>
          <table:table-cell office:value-type="float" office:value="1861000" calcext:value-type="float">
            <text:p>1861000</text:p>
          </table:table-cell>
        </table:table-row>
        <table:table-row table:style-name="ro1">
          <table:table-cell/>
          <table:table-cell office:value-type="float" office:value="3456000" calcext:value-type="float">
            <text:p>3456000</text:p>
          </table:table-cell>
          <table:table-cell office:value-type="float" office:value="557000" calcext:value-type="float">
            <text:p>557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327000" calcext:value-type="float">
            <text:p>327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96000" calcext:value-type="float">
            <text:p>96000</text:p>
          </table:table-cell>
          <table:table-cell office:value-type="float" office:value="327000" calcext:value-type="float">
            <text:p>327000</text:p>
          </table:table-cell>
          <table:table-cell office:value-type="float" office:value="1662000" calcext:value-type="float">
            <text:p>1662000</text:p>
          </table:table-cell>
          <table:table-cell office:value-type="float" office:value="78000" calcext:value-type="float">
            <text:p>78000</text:p>
          </table:table-cell>
          <table:table-cell office:value-type="float" office:value="396000" calcext:value-type="float">
            <text:p>3960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3709000" calcext:value-type="float">
            <text:p>3709000</text:p>
          </table:table-cell>
        </table:table-row>
        <table:table-row table:style-name="ro1">
          <table:table-cell/>
          <table:table-cell office:value-type="float" office:value="1225000" calcext:value-type="float">
            <text:p>1225000</text:p>
          </table:table-cell>
          <table:table-cell office:value-type="float" office:value="426000" calcext:value-type="float">
            <text:p>426000</text:p>
          </table:table-cell>
          <table:table-cell office:value-type="float" office:value="559000" calcext:value-type="float">
            <text:p>559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75000" calcext:value-type="float">
            <text:p>75000</text:p>
          </table:table-cell>
          <table:table-cell office:value-type="float" office:value="628000" calcext:value-type="float">
            <text:p>628000</text:p>
          </table:table-cell>
          <table:table-cell office:value-type="float" office:value="1051000" calcext:value-type="float">
            <text:p>1051000</text:p>
          </table:table-cell>
          <table:table-cell office:value-type="float" office:value="961000" calcext:value-type="float">
            <text:p>961000</text:p>
          </table:table-cell>
          <table:table-cell office:value-type="float" office:value="181000" calcext:value-type="float">
            <text:p>181000</text:p>
          </table:table-cell>
          <table:table-cell office:value-type="float" office:value="544000" calcext:value-type="float">
            <text:p>544000</text:p>
          </table:table-cell>
          <table:table-cell office:value-type="float" office:value="82000" calcext:value-type="float">
            <text:p>82000</text:p>
          </table:table-cell>
          <table:table-cell office:value-type="float" office:value="437000" calcext:value-type="float">
            <text:p>437000</text:p>
          </table:table-cell>
        </table:table-row>
        <table:table-row table:style-name="ro1">
          <table:table-cell/>
          <table:table-cell office:value-type="float" office:value="632000" calcext:value-type="float">
            <text:p>63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8000" calcext:value-type="float">
            <text:p>348000</text:p>
          </table:table-cell>
          <table:table-cell office:value-type="float" office:value="95000" calcext:value-type="float">
            <text:p>95000</text:p>
          </table:table-cell>
          <table:table-cell office:value-type="float" office:value="341000" calcext:value-type="float">
            <text:p>341000</text:p>
          </table:table-cell>
          <table:table-cell office:value-type="float" office:value="28000" calcext:value-type="float">
            <text:p>28000</text:p>
          </table:table-cell>
          <table:table-cell office:value-type="float" office:value="705000" calcext:value-type="float">
            <text:p>705000</text:p>
          </table:table-cell>
          <table:table-cell office:value-type="float" office:value="389000" calcext:value-type="float">
            <text:p>389000</text:p>
          </table:table-cell>
          <table:table-cell office:value-type="float" office:value="507000" calcext:value-type="float">
            <text:p>507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1821000" calcext:value-type="float">
            <text:p>1821000</text:p>
          </table:table-cell>
          <table:table-cell office:value-type="float" office:value="4746000" calcext:value-type="float">
            <text:p>4746000</text:p>
          </table:table-cell>
        </table:table-row>
        <table:table-row table:style-name="ro1">
          <table:table-cell/>
          <table:table-cell office:value-type="float" office:value="602000" calcext:value-type="float">
            <text:p>602000</text:p>
          </table:table-cell>
          <table:table-cell office:value-type="float" office:value="890000" calcext:value-type="float">
            <text:p>89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71000" calcext:value-type="float">
            <text:p>171000</text:p>
          </table:table-cell>
          <table:table-cell office:value-type="float" office:value="806000" calcext:value-type="float">
            <text:p>806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71000" calcext:value-type="float">
            <text:p>71000</text:p>
          </table:table-cell>
          <table:table-cell office:value-type="float" office:value="635000" calcext:value-type="float">
            <text:p>635000</text:p>
          </table:table-cell>
          <table:table-cell office:value-type="float" office:value="1337000" calcext:value-type="float">
            <text:p>1337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1199000" calcext:value-type="float">
            <text:p>1199000</text:p>
          </table:table-cell>
        </table:table-row>
        <table:table-row table:style-name="ro1">
          <table:table-cell/>
          <table:table-cell office:value-type="float" office:value="785000" calcext:value-type="float">
            <text:p>785000</text:p>
          </table:table-cell>
          <table:table-cell office:value-type="float" office:value="178000" calcext:value-type="float">
            <text:p>178000</text:p>
          </table:table-cell>
          <table:table-cell office:value-type="float" office:value="37000" calcext:value-type="float">
            <text:p>37000</text:p>
          </table:table-cell>
          <table:table-cell office:value-type="float" office:value="788000" calcext:value-type="float">
            <text:p>788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13000" calcext:value-type="float">
            <text:p>213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194000" calcext:value-type="float">
            <text:p>194000</text:p>
          </table:table-cell>
          <table:table-cell office:value-type="float" office:value="1377000" calcext:value-type="float">
            <text:p>1377000</text:p>
          </table:table-cell>
          <table:table-cell office:value-type="float" office:value="1417000" calcext:value-type="float">
            <text:p>1417000</text:p>
          </table:table-cell>
          <table:table-cell office:value-type="float" office:value="1365000" calcext:value-type="float">
            <text:p>1365000</text:p>
          </table:table-cell>
        </table:table-row>
        <table:table-row table:style-name="ro1">
          <table:table-cell/>
          <table:table-cell office:value-type="float" office:value="2197000" calcext:value-type="float">
            <text:p>2197000</text:p>
          </table:table-cell>
          <table:table-cell office:value-type="float" office:value="789000" calcext:value-type="float">
            <text:p>789000</text:p>
          </table:table-cell>
          <table:table-cell office:value-type="float" office:value="813000" calcext:value-type="float">
            <text:p>813000</text:p>
          </table:table-cell>
          <table:table-cell office:value-type="float" office:value="1013000" calcext:value-type="float">
            <text:p>1013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17000" calcext:value-type="float">
            <text:p>1017000</text:p>
          </table:table-cell>
          <table:table-cell office:value-type="float" office:value="334000" calcext:value-type="float">
            <text:p>334000</text:p>
          </table:table-cell>
          <table:table-cell office:value-type="float" office:value="212000" calcext:value-type="float">
            <text:p>212000</text:p>
          </table:table-cell>
        </table:table-row>
        <table:table-row table:style-name="ro1">
          <table:table-cell/>
          <table:table-cell office:value-type="float" office:value="1224000" calcext:value-type="float">
            <text:p>1224000</text:p>
          </table:table-cell>
          <table:table-cell office:value-type="float" office:value="1177000" calcext:value-type="float">
            <text:p>1177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409000" calcext:value-type="float">
            <text:p>409000</text:p>
          </table:table-cell>
          <table:table-cell office:value-type="float" office:value="191000" calcext:value-type="float">
            <text:p>1910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886000" calcext:value-type="float">
            <text:p>886000</text:p>
          </table:table-cell>
          <table:table-cell office:value-type="float" office:value="495000" calcext:value-type="float">
            <text:p>495000</text:p>
          </table:table-cell>
          <table:table-cell office:value-type="float" office:value="213000" calcext:value-type="float">
            <text:p>213000</text:p>
          </table:table-cell>
          <table:table-cell office:value-type="float" office:value="914000" calcext:value-type="float">
            <text:p>914000</text:p>
          </table:table-cell>
          <table:table-cell office:value-type="float" office:value="1150000" calcext:value-type="float">
            <text:p>1150000</text:p>
          </table:table-cell>
        </table:table-row>
        <table:table-row table:style-name="ro1">
          <table:table-cell/>
          <table:table-cell office:value-type="float" office:value="1301000" calcext:value-type="float">
            <text:p>1301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597000" calcext:value-type="float">
            <text:p>597000</text:p>
          </table:table-cell>
          <table:table-cell office:value-type="float" office:value="701000" calcext:value-type="float">
            <text:p>701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373000" calcext:value-type="float">
            <text:p>373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67000" calcext:value-type="float">
            <text:p>367000</text:p>
          </table:table-cell>
          <table:table-cell office:value-type="float" office:value="854000" calcext:value-type="float">
            <text:p>854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4134000" calcext:value-type="float">
            <text:p>4134000</text:p>
          </table:table-cell>
          <table:table-cell office:value-type="float" office:value="153000" calcext:value-type="float">
            <text:p>153000</text:p>
          </table:table-cell>
        </table:table-row>
        <table:table-row table:style-name="ro1">
          <table:table-cell/>
          <table:table-cell office:value-type="float" office:value="2817000" calcext:value-type="float">
            <text:p>2817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544000" calcext:value-type="float">
            <text:p>544000</text:p>
          </table:table-cell>
          <table:table-cell office:value-type="float" office:value="657000" calcext:value-type="float">
            <text:p>657000</text:p>
          </table:table-cell>
          <table:table-cell office:value-type="float" office:value="1065000" calcext:value-type="float">
            <text:p>1065000</text:p>
          </table:table-cell>
          <table:table-cell office:value-type="float" office:value="928000" calcext:value-type="float">
            <text:p>928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366000" calcext:value-type="float">
            <text:p>366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1329000" calcext:value-type="float">
            <text:p>1329000</text:p>
          </table:table-cell>
        </table:table-row>
        <table:table-row table:style-name="ro1">
          <table:table-cell/>
          <table:table-cell office:value-type="float" office:value="287000" calcext:value-type="float">
            <text:p>287000</text:p>
          </table:table-cell>
          <table:table-cell office:value-type="float" office:value="659000" calcext:value-type="float">
            <text:p>659000</text:p>
          </table:table-cell>
          <table:table-cell office:value-type="float" office:value="438000" calcext:value-type="float">
            <text:p>438000</text:p>
          </table:table-cell>
          <table:table-cell office:value-type="float" office:value="57000" calcext:value-type="float">
            <text:p>57000</text:p>
          </table:table-cell>
          <table:table-cell office:value-type="float" office:value="846000" calcext:value-type="float">
            <text:p>846000</text:p>
          </table:table-cell>
          <table:table-cell office:value-type="float" office:value="618000" calcext:value-type="float">
            <text:p>618000</text:p>
          </table:table-cell>
          <table:table-cell office:value-type="float" office:value="740000" calcext:value-type="float">
            <text:p>740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3000" calcext:value-type="float">
            <text:p>23000</text:p>
          </table:table-cell>
          <table:table-cell office:value-type="float" office:value="4000" calcext:value-type="float">
            <text:p>4000</text:p>
          </table:table-cell>
          <table:table-cell office:value-type="float" office:value="3917000" calcext:value-type="float">
            <text:p>3917000</text:p>
          </table:table-cell>
        </table:table-row>
        <table:table-row table:style-name="ro1">
          <table:table-cell/>
          <table:table-cell office:value-type="float" office:value="545000" calcext:value-type="float">
            <text:p>545000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309000" calcext:value-type="float">
            <text:p>309000</text:p>
          </table:table-cell>
          <table:table-cell office:value-type="float" office:value="1037000" calcext:value-type="float">
            <text:p>10370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252000" calcext:value-type="float">
            <text:p>252000</text:p>
          </table:table-cell>
          <table:table-cell office:value-type="float" office:value="96000" calcext:value-type="float">
            <text:p>96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80000" calcext:value-type="float">
            <text:p>80000</text:p>
          </table:table-cell>
          <table:table-cell office:value-type="float" office:value="566000" calcext:value-type="float">
            <text:p>566000</text:p>
          </table:table-cell>
        </table:table-row>
        <table:table-row table:style-name="ro1">
          <table:table-cell/>
          <table:table-cell office:value-type="float" office:value="486000" calcext:value-type="float">
            <text:p>486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298000" calcext:value-type="float">
            <text:p>298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99000" calcext:value-type="float">
            <text:p>199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464000" calcext:value-type="float">
            <text:p>464000</text:p>
          </table:table-cell>
          <table:table-cell office:value-type="float" office:value="364000" calcext:value-type="float">
            <text:p>364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2542000" calcext:value-type="float">
            <text:p>2542000</text:p>
          </table:table-cell>
          <table:table-cell office:value-type="float" office:value="4000" calcext:value-type="float">
            <text:p>4000</text:p>
          </table:table-cell>
          <table:table-cell office:value-type="float" office:value="324000" calcext:value-type="float">
            <text:p>324000</text:p>
          </table:table-cell>
        </table:table-row>
        <table:table-row table:style-name="ro1">
          <table:table-cell/>
          <table:table-cell office:value-type="float" office:value="4179000" calcext:value-type="float">
            <text:p>4179000</text:p>
          </table:table-cell>
          <table:table-cell office:value-type="float" office:value="402000" calcext:value-type="float">
            <text:p>402000</text:p>
          </table:table-cell>
          <table:table-cell office:value-type="float" office:value="253000" calcext:value-type="float">
            <text:p>253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36000" calcext:value-type="float">
            <text:p>36000</text:p>
          </table:table-cell>
          <table:table-cell office:value-type="float" office:value="276000" calcext:value-type="float">
            <text:p>276000</text:p>
          </table:table-cell>
          <table:table-cell office:value-type="float" office:value="352000" calcext:value-type="float">
            <text:p>352000</text:p>
          </table:table-cell>
          <table:table-cell office:value-type="float" office:value="771000" calcext:value-type="float">
            <text:p>771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565000" calcext:value-type="float">
            <text:p>1565000</text:p>
          </table:table-cell>
        </table:table-row>
        <table:table-row table:style-name="ro1">
          <table:table-cell/>
          <table:table-cell office:value-type="float" office:value="438000" calcext:value-type="float">
            <text:p>438000</text:p>
          </table:table-cell>
          <table:table-cell office:value-type="float" office:value="441000" calcext:value-type="float">
            <text:p>441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913000" calcext:value-type="float">
            <text:p>913000</text:p>
          </table:table-cell>
          <table:table-cell office:value-type="float" office:value="394000" calcext:value-type="float">
            <text:p>394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1136000" calcext:value-type="float">
            <text:p>1136000</text:p>
          </table:table-cell>
          <table:table-cell office:value-type="float" office:value="1201000" calcext:value-type="float">
            <text:p>1201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1322000" calcext:value-type="float">
            <text:p>1322000</text:p>
          </table:table-cell>
        </table:table-row>
        <table:table-row table:style-name="ro1">
          <table:table-cell/>
          <table:table-cell office:value-type="float" office:value="718000" calcext:value-type="float">
            <text:p>718000</text:p>
          </table:table-cell>
          <table:table-cell office:value-type="float" office:value="1256000" calcext:value-type="float">
            <text:p>1256000</text:p>
          </table:table-cell>
          <table:table-cell office:value-type="float" office:value="710000" calcext:value-type="float">
            <text:p>710000</text:p>
          </table:table-cell>
          <table:table-cell office:value-type="float" office:value="446000" calcext:value-type="float">
            <text:p>446000</text:p>
          </table:table-cell>
          <table:table-cell office:value-type="float" office:value="51000" calcext:value-type="float">
            <text:p>51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622000" calcext:value-type="float">
            <text:p>62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602000" calcext:value-type="float">
            <text:p>602000</text:p>
          </table:table-cell>
          <table:table-cell office:value-type="float" office:value="485000" calcext:value-type="float">
            <text:p>485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16000" calcext:value-type="float">
            <text:p>1116000</text:p>
          </table:table-cell>
          <table:table-cell office:value-type="float" office:value="599000" calcext:value-type="float">
            <text:p>599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925000" calcext:value-type="float">
            <text:p>925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501000" calcext:value-type="float">
            <text:p>501000</text:p>
          </table:table-cell>
          <table:table-cell office:value-type="float" office:value="305000" calcext:value-type="float">
            <text:p>305000</text:p>
          </table:table-cell>
        </table:table-row>
        <table:table-row table:style-name="ro1">
          <table:table-cell/>
          <table:table-cell office:value-type="float" office:value="351000" calcext:value-type="float">
            <text:p>351000</text:p>
          </table:table-cell>
          <table:table-cell office:value-type="float" office:value="443000" calcext:value-type="float">
            <text:p>443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311000" calcext:value-type="float">
            <text:p>311000</text:p>
          </table:table-cell>
          <table:table-cell office:value-type="float" office:value="91000" calcext:value-type="float">
            <text:p>91000</text:p>
          </table:table-cell>
          <table:table-cell office:value-type="float" office:value="59000" calcext:value-type="float">
            <text:p>59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9000" calcext:value-type="float">
            <text:p>9000</text:p>
          </table:table-cell>
          <table:table-cell office:value-type="float" office:value="1558000" calcext:value-type="float">
            <text:p>1558000</text:p>
          </table:table-cell>
          <table:table-cell office:value-type="float" office:value="361000" calcext:value-type="float">
            <text:p>361000</text:p>
          </table:table-cell>
          <table:table-cell office:value-type="float" office:value="496000" calcext:value-type="float">
            <text:p>496000</text:p>
          </table:table-cell>
        </table:table-row>
        <table:table-row table:style-name="ro1">
          <table:table-cell/>
          <table:table-cell office:value-type="float" office:value="739000" calcext:value-type="float">
            <text:p>739000</text:p>
          </table:table-cell>
          <table:table-cell office:value-type="float" office:value="78000" calcext:value-type="float">
            <text:p>780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1642000" calcext:value-type="float">
            <text:p>1642000</text:p>
          </table:table-cell>
          <table:table-cell office:value-type="float" office:value="85000" calcext:value-type="float">
            <text:p>85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990000" calcext:value-type="float">
            <text:p>990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464000" calcext:value-type="float">
            <text:p>464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5316000" calcext:value-type="float">
            <text:p>5316000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65000" calcext:value-type="float">
            <text:p>165000</text:p>
          </table:table-cell>
          <table:table-cell office:value-type="float" office:value="398000" calcext:value-type="float">
            <text:p>398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491000" calcext:value-type="float">
            <text:p>491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2352000" calcext:value-type="float">
            <text:p>2352000</text:p>
          </table:table-cell>
        </table:table-row>
        <table:table-row table:style-name="ro1">
          <table:table-cell/>
          <table:table-cell office:value-type="float" office:value="3673000" calcext:value-type="float">
            <text:p>3673000</text:p>
          </table:table-cell>
          <table:table-cell office:value-type="float" office:value="777000" calcext:value-type="float">
            <text:p>777000</text:p>
          </table:table-cell>
          <table:table-cell office:value-type="float" office:value="579000" calcext:value-type="float">
            <text:p>579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693000" calcext:value-type="float">
            <text:p>693000</text:p>
          </table:table-cell>
          <table:table-cell office:value-type="float" office:value="1278000" calcext:value-type="float">
            <text:p>1278000</text:p>
          </table:table-cell>
          <table:table-cell office:value-type="float" office:value="45000" calcext:value-type="float">
            <text:p>45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72000" calcext:value-type="float">
            <text:p>72000</text:p>
          </table:table-cell>
          <table:table-cell office:value-type="float" office:value="1521000" calcext:value-type="float">
            <text:p>1521000</text:p>
          </table:table-cell>
          <table:table-cell office:value-type="float" office:value="371000" calcext:value-type="float">
            <text:p>371000</text:p>
          </table:table-cell>
        </table:table-row>
        <table:table-row table:style-name="ro1">
          <table:table-cell/>
          <table:table-cell office:value-type="float" office:value="1899000" calcext:value-type="float">
            <text:p>18990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647000" calcext:value-type="float">
            <text:p>647000</text:p>
          </table:table-cell>
          <table:table-cell office:value-type="float" office:value="599000" calcext:value-type="float">
            <text:p>599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329000" calcext:value-type="float">
            <text:p>329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388000" calcext:value-type="float">
            <text:p>388000</text:p>
          </table:table-cell>
          <table:table-cell office:value-type="float" office:value="2033000" calcext:value-type="float">
            <text:p>2033000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moyenne</text:p>
          </table:table-cell>
          <table:table-cell table:formula="of:=AVERAGE([.B3:.B102])" office:value-type="float" office:value="2099540" calcext:value-type="float">
            <text:p>2099540</text:p>
          </table:table-cell>
          <table:table-cell table:formula="of:=AVERAGE([.C3:.C102])" office:value-type="float" office:value="574520" calcext:value-type="float">
            <text:p>574520</text:p>
          </table:table-cell>
          <table:table-cell table:formula="of:=AVERAGE([.D3:.D102])" office:value-type="float" office:value="392950" calcext:value-type="float">
            <text:p>392950</text:p>
          </table:table-cell>
          <table:table-cell table:formula="of:=AVERAGE([.E3:.E102])" office:value-type="float" office:value="424750" calcext:value-type="float">
            <text:p>424750</text:p>
          </table:table-cell>
          <table:table-cell table:formula="of:=AVERAGE([.F3:.F102])" office:value-type="float" office:value="465350" calcext:value-type="float">
            <text:p>465350</text:p>
          </table:table-cell>
          <table:table-cell table:formula="of:=AVERAGE([.G3:.G102])" office:value-type="float" office:value="358440" calcext:value-type="float">
            <text:p>358440</text:p>
          </table:table-cell>
          <table:table-cell table:formula="of:=AVERAGE([.H3:.H102])" office:value-type="float" office:value="431520" calcext:value-type="float">
            <text:p>431520</text:p>
          </table:table-cell>
          <table:table-cell table:formula="of:=AVERAGE([.I3:.I102])" office:value-type="float" office:value="470610" calcext:value-type="float">
            <text:p>470610</text:p>
          </table:table-cell>
          <table:table-cell table:formula="of:=AVERAGE([.J3:.J102])" office:value-type="float" office:value="542110" calcext:value-type="float">
            <text:p>542110</text:p>
          </table:table-cell>
          <table:table-cell table:formula="of:=AVERAGE([.K3:.K102])" office:value-type="float" office:value="516350" calcext:value-type="float">
            <text:p>516350</text:p>
          </table:table-cell>
          <table:table-cell table:formula="of:=AVERAGE([.L3:.L102])" office:value-type="float" office:value="810020" calcext:value-type="float">
            <text:p>810020</text:p>
          </table:table-cell>
          <table:table-cell table:formula="of:=AVERAGE([.M3:.M102])" office:value-type="float" office:value="2294730" calcext:value-type="float">
            <text:p>2294730</text:p>
          </table:table-cell>
        </table:table-row>
        <table:table-row table:style-name="ro2">
          <table:table-cell office:value-type="string" calcext:value-type="string">
            <text:p>écart type</text:p>
          </table:table-cell>
          <table:table-cell table:formula="of:=STDEV([.B3:.B102])" office:value-type="float" office:value="1952756.3705768" calcext:value-type="float">
            <text:p>1952756.3705768</text:p>
          </table:table-cell>
          <table:table-cell table:formula="of:=STDEV([.C3:.C102])" office:value-type="float" office:value="639347.275735104" calcext:value-type="float">
            <text:p>639347.275735104</text:p>
          </table:table-cell>
          <table:table-cell table:formula="of:=STDEV([.D3:.D102])" office:value-type="float" office:value="292523.27456395" calcext:value-type="float">
            <text:p>292523.27456395</text:p>
          </table:table-cell>
          <table:table-cell table:formula="of:=STDEV([.E3:.E102])" office:value-type="float" office:value="392121.486405693" calcext:value-type="float">
            <text:p>392121.486405693</text:p>
          </table:table-cell>
          <table:table-cell table:formula="of:=STDEV([.F3:.F102])" office:value-type="float" office:value="469695.030543407" calcext:value-type="float">
            <text:p>469695.030543407</text:p>
          </table:table-cell>
          <table:table-cell table:formula="of:=STDEV([.G3:.G102])" office:value-type="float" office:value="336790.205956591" calcext:value-type="float">
            <text:p>336790.205956591</text:p>
          </table:table-cell>
          <table:table-cell table:formula="of:=STDEV([.H3:.H102])" office:value-type="float" office:value="374115.994544122" calcext:value-type="float">
            <text:p>374115.994544122</text:p>
          </table:table-cell>
          <table:table-cell table:formula="of:=STDEV([.I3:.I102])" office:value-type="float" office:value="448670.941827531" calcext:value-type="float">
            <text:p>448670.941827531</text:p>
          </table:table-cell>
          <table:table-cell table:formula="of:=STDEV([.J3:.J102])" office:value-type="float" office:value="508848.172370947" calcext:value-type="float">
            <text:p>508848.172370947</text:p>
          </table:table-cell>
          <table:table-cell table:formula="of:=STDEV([.K3:.K102])" office:value-type="float" office:value="590456.344232531" calcext:value-type="float">
            <text:p>590456.344232531</text:p>
          </table:table-cell>
          <table:table-cell table:formula="of:=STDEV([.L3:.L102])" office:value-type="float" office:value="823333.124524572" calcext:value-type="float">
            <text:p>823333.124524572</text:p>
          </table:table-cell>
          <table:table-cell table:formula="of:=STDEV([.M3:.M102])" office:value-type="float" office:value="2623123.65591911" calcext:value-type="float">
            <text:p>2623123.65591911</text:p>
          </table:table-cell>
        </table:table-row>
        <table:table-row table:style-name="ro1" table:number-rows-repeated="104847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6-26T15:40:59.574575484</meta:creation-date>
    <dc:date>2014-06-26T16:27:52.993167388</dc:date>
    <dc:creator>Raphaël Rieu-Helft</dc:creator>
    <meta:editing-duration>PT31M43S</meta:editing-duration>
    <meta:editing-cycles>1</meta:editing-cycles>
    <meta:document-statistic meta:table-count="1" meta:cell-count="1238" meta:object-count="0"/>
    <meta:generator>LibreOffice/4.1.3.2$Linux_X86_64 LibreOffice_project/410m0$Build-2</meta:generator>
  </office:meta>
</office:document-meta>
</file>